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6.6931in" table:align="margins"/>
    </style:style>
    <style:style style:name="Tableau1.A" style:family="table-column">
      <style:table-column-properties style:column-width="2.2313in" style:rel-column-width="21845*"/>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Times New Roman"/>
    </style:style>
    <style:style style:name="P2" style:family="paragraph" style:parent-style-name="Text_20_body">
      <style:text-properties style:font-name="Times New Roman" fo:font-size="11.8999996185303pt"/>
    </style:style>
    <style:style style:name="P3" style:family="paragraph" style:parent-style-name="Text_20_body">
      <style:text-properties style:font-name="Times New Roman" fo:font-size="12pt" fo:language="en" fo:country="US" style:font-size-asian="12pt" style:font-size-complex="12pt"/>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Courier New" fo:font-size="10.5pt" style:font-size-asian="10.5pt" style:font-size-complex="10.5pt"/>
    </style:style>
    <style:style style:name="P6" style:family="paragraph" style:parent-style-name="Text_20_body">
      <style:text-properties fo:language="en" fo:country="US"/>
    </style:style>
    <style:style style:name="P7" style:family="paragraph" style:parent-style-name="Preformatted_20_Text">
      <style:paragraph-properties fo:margin-top="0in" fo:margin-bottom="0.1965in" style:contextual-spacing="false"/>
    </style:style>
    <style:style style:name="P8" style:family="paragraph" style:parent-style-name="Preformatted_20_Text">
      <style:paragraph-properties fo:margin-top="0in" fo:margin-bottom="0.1965in" style:contextual-spacing="false"/>
      <style:text-properties style:font-name="Times New Roman" fo:font-size="12pt" fo:language="en" fo:country="US" style:font-size-asian="12pt" style:font-size-complex="12pt"/>
    </style:style>
    <style:style style:name="P9" style:family="paragraph" style:parent-style-name="List_20_Contents">
      <style:paragraph-properties fo:margin-top="0in" fo:margin-bottom="0.1965in" style:contextual-spacing="false"/>
    </style:style>
    <style:style style:name="P10" style:family="paragraph" style:parent-style-name="List_20_Heading">
      <style:paragraph-properties fo:margin-top="0in" fo:margin-bottom="0.1965in" style:contextual-spacing="false"/>
    </style:style>
    <style:style style:name="P11" style:family="paragraph" style:parent-style-name="Text_20_body">
      <style:paragraph-properties fo:margin-left="0.4925in" fo:margin-right="0in" fo:text-indent="0in" style:auto-text-indent="false"/>
      <style:text-properties fo:font-size="12pt" style:font-size-asian="12pt" style:font-size-complex="12pt"/>
    </style:style>
    <style:style style:name="P12" style:family="paragraph" style:parent-style-name="Text_20_body">
      <style:paragraph-properties fo:margin-left="0.4925in" fo:margin-right="0in" fo:text-indent="0in" style:auto-text-indent="false"/>
      <style:text-properties fo:font-size="12pt" fo:language="en" fo:country="US" style:font-size-asian="12pt" style:font-size-complex="12pt"/>
    </style:style>
    <style:style style:name="P13" style:family="paragraph" style:parent-style-name="Text_20_body">
      <style:paragraph-properties fo:margin-left="0.4925in" fo:margin-right="0in" fo:text-indent="0in" style:auto-text-indent="false"/>
      <style:text-properties style:font-name="Courier New"/>
    </style:style>
    <style:style style:name="P14" style:family="paragraph" style:parent-style-name="Preformatted_20_Text">
      <style:paragraph-properties fo:margin-left="0.4925in" fo:margin-right="0in" fo:text-indent="0in" style:auto-text-indent="false"/>
    </style:style>
    <style:style style:name="P15" style:family="paragraph" style:parent-style-name="Preformatted_20_Text">
      <style:paragraph-properties fo:margin-left="0.3937in" fo:margin-right="0in" fo:margin-top="0in" fo:margin-bottom="0.1965in" style:contextual-spacing="false" fo:text-indent="0in" style:auto-text-indent="false"/>
    </style:style>
    <style:style style:name="P16" style:family="paragraph" style:parent-style-name="Heading_20_2">
      <style:text-properties fo:font-size="18pt" style:font-size-asian="18pt" style:font-size-complex="18pt"/>
    </style:style>
    <style:style style:name="P17" style:family="paragraph" style:parent-style-name="Heading_20_1">
      <style:paragraph-properties fo:text-align="center" style:justify-single-word="false"/>
    </style:style>
    <style:style style:name="P18" style:family="paragraph" style:parent-style-name="List_20_Contents">
      <style:paragraph-properties fo:margin-left="0in" fo:margin-right="0in" fo:margin-top="0in" fo:margin-bottom="0.1965in" style:contextual-spacing="false" fo:text-indent="0in" style:auto-text-indent="false"/>
    </style:style>
    <style:style style:name="P19" style:family="paragraph" style:parent-style-name="Preformatted_20_Text">
      <style:paragraph-properties fo:margin-left="0in" fo:margin-right="0in" fo:margin-top="0in" fo:margin-bottom="0.1965in" style:contextual-spacing="false" fo:text-indent="0in" style:auto-text-indent="fals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text-properties style:font-name="Times New Roman"/>
    </style:style>
    <style:style style:name="P27" style:family="paragraph" style:parent-style-name="Text_20_body" style:list-style-name="L2">
      <style:paragraph-properties fo:margin-left="0.9846in" fo:margin-right="0in" fo:text-indent="-0.25in" style:auto-text-indent="false"/>
    </style:style>
    <style:style style:name="P28" style:family="paragraph" style:parent-style-name="List_20_Contents" style:list-style-name="L7"/>
    <style:style style:name="P29" style:family="paragraph" style:parent-style-name="List_20_Contents" style:list-style-name="L8"/>
    <style:style style:name="P30" style:family="paragraph" style:parent-style-name="List_20_Contents" style:list-style-name="L9"/>
    <style:style style:name="P31" style:family="paragraph" style:parent-style-name="List_20_Contents" style:list-style-name="L7">
      <style:paragraph-properties fo:margin-top="0in" fo:margin-bottom="0.1965in" style:contextual-spacing="false"/>
    </style:style>
    <style:style style:name="T1" style:family="text">
      <style:text-properties style:font-name="Times New Roman"/>
    </style:style>
    <style:style style:name="T2" style:family="text">
      <style:text-properties style:font-name="Times New Roman" fo:font-size="12pt" fo:language="en" fo:country="US" style:font-size-asian="12pt" style:font-size-complex="12pt"/>
    </style:style>
    <style:style style:name="T3" style:family="text">
      <style:text-properties style:font-name="Times New Roman" fo:font-size="12pt" style:font-size-asian="12pt" style:font-size-complex="12pt"/>
    </style:style>
    <style:style style:name="T4" style:family="text">
      <style:text-properties fo:font-size="12pt" style:font-size-asian="12pt" style:font-size-complex="12pt"/>
    </style:style>
    <style:style style:name="T5" style:family="text">
      <style:text-properties fo:font-size="12pt" fo:language="en" fo:country="US" style:font-size-asian="12pt" style:font-size-complex="12pt"/>
    </style:style>
    <style:style style:name="T6" style:family="text">
      <style:text-properties style:font-name="Courier New"/>
    </style:style>
    <style:style style:name="T7" style:family="text">
      <style:text-properties style:font-name="Courier New" fo:font-style="normal" style:font-style-asian="normal" style:font-style-complex="normal"/>
    </style:style>
    <style:style style:name="T8" style:family="text">
      <style:text-properties style:font-name="Courier New" fo:font-style="italic" style:font-style-asian="italic" style:font-style-complex="italic"/>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officeooo:rsid="00175b6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 number: Dxxxx=xx-xxxx</text:p>
      <text:p text:style-name="P2">Date: <text:s/>2013-11-11</text:p>
      <text:p text:style-name="P1">Revises: None</text:p>
      <text:p text:style-name="P1">Project: JTC1.22.32 Programming Language C++</text:p>
      <text:p text:style-name="P1">Reply to: Vicente J. Botet Escriba &lt;<text:a xlink:type="simple" xlink:href="mailto:vicente.botet@wanadoo.fr">vicente.botet@wanadoo.fr</text:a>&gt;, Pierre Talbot &lt;<text:a xlink:type="simple" xlink:href="mailto:ptalbot@mopong.net">ptalbot</text:a><text:a xlink:type="simple" xlink:href="mailto:ptalbot@mopong.net"><text:span text:style-name="T12">@hyc.io</text:span></text:a>&gt;</text:p>
      <text:p text:style-name="Horizontal_20_Line"/>
      <text:p text:style-name="Text_20_body"/>
      <text:h text:style-name="P17" text:outline-level="1"><text:bookmark text:name="title"/><text:span text:style-name="Source_20_Text">A proposal to add a utility class to represent expected objects</text:span></text:h>
      <text:p text:style-name="P4"><text:span text:style-name="Source_20_Text"/></text:p>
      <text:h text:style-name="Heading_20_2" text:outline-level="2">Introduction</text:h>
      <text:p text:style-name="P6">Class template expected<text:span text:style-name="Source_20_Text">&lt;T,E&gt;</text:span> proposed here is a type that may contain a value of type <text:span text:style-name="Source_20_Text">T</text:span> or a value of type E in its storage space. T represents the expected value, E represents the exceptional reason why it doesn't contains a value of type T. Its interface allows to query if a value of type <text:span text:style-name="Source_20_Text">T</text:span> is currently stored, and if so, to access it. The original idea comes from Andrei Alexandrescu <text:span text:style-name="T3">C++ and Beyond 2012: Systematic Error Handling in C++ </text:span>talk [2]. The interface is based on std::optional N3793[1] and Haskell monad either [3]. It requires no changes to core language, and breaks no existing code.</text:p>
      <text:h text:style-name="P16" text:outline-level="2">Table of Contents</text:h>
      <text:p text:style-name="P11">Introduction</text:p>
      <text:p text:style-name="P11">Motivation and Scope</text:p>
      <text:p text:style-name="P11">Design Decisions</text:p>
      <text:p text:style-name="P11">Technical Specification</text:p>
      <text:p text:style-name="P11">Reference Implementation</text:p>
      <text:p text:style-name="P11">Acknowledgments</text:p>
      <text:p text:style-name="P12">References</text:p>
      <text:p text:style-name="P6"><text:s/></text:p>
      <text:h text:style-name="Heading_20_2" text:outline-level="2">Motivation and Scope</text:h>
      <text:h text:style-name="Heading_20_3" text:outline-level="3">Error handling</text:h>
      <text:p text:style-name="Text_20_body"/>
      <text:p text:style-name="Text_20_body">Basically, the two main error mechanisms are exceptions and return codes. Before further explanation, we should ask us what are the characteristics of a good error mechanism.</text:p>
      <text:p text:style-name="Text_20_body"/>
      <text:list xml:id="list18474026501" text:style-name="L1">
        <text:list-item>
          <text:p text:style-name="P20"><text:soft-page-break/><text:span text:style-name="T11">Error visibility</text:span> Failure cases should appears throughout the code review. Because the debug can be painful if the errors are hidden.</text:p>
        </text:list-item>
        <text:list-item>
          <text:p text:style-name="P20"><text:span text:style-name="T11">Information on errors</text:span> The errors should carry out as most as possible information from their origin, causes and eventually the ways to resolve it.</text:p>
        </text:list-item>
        <text:list-item>
          <text:p text:style-name="P20"><text:span text:style-name="T11">Clean code</text:span> The treatment of errors should be in a separate layer of code and as much invisible as possible. So the code reader could notice the presence of exceptional cases without stop his reading.</text:p>
        </text:list-item>
        <text:list-item>
          <text:p text:style-name="P20"><text:span text:style-name="T11">Intrusive error</text:span> The errors should not monopolize a communication channel. They must be as discrete as possible. For example, the return of a function is a channel that should not be exclusively reserved for errors.</text:p>
        </text:list-item>
      </text:list>
      <text:p text:style-name="Text_20_body"/>
      <text:p text:style-name="Text_20_body">The first and the third characteristic are quite contradictory. The former points out that error not handle should be clear enough. The second tells us the error handling mustn't interfere with the code reading, meaning that it clearly shows the normal code flow.</text:p>
      <table:table table:name="Tableau1" table:style-name="Tableau1">
        <table:table-column table:style-name="Tableau1.A" table:number-columns-repeated="3"/>
        <table:table-row>
          <table:table-cell table:style-name="Tableau1.A1" office:value-type="string">
            <text:p text:style-name="Table_20_Contents"/>
          </table:table-cell>
          <table:table-cell table:style-name="Tableau1.A1" office:value-type="string">
            <text:p text:style-name="Text_20_body">Exception</text:p>
          </table:table-cell>
          <table:table-cell table:style-name="Tableau1.C1" office:value-type="string">
            <text:p text:style-name="Text_20_body">Return code</text:p>
          </table:table-cell>
        </table:table-row>
        <table:table-row>
          <table:table-cell table:style-name="Tableau1.A2" office:value-type="string">
            <text:p text:style-name="Text_20_body">Visibility</text:p>
          </table:table-cell>
          <table:table-cell table:style-name="Tableau1.A2" office:value-type="string">
            <text:p text:style-name="Text_20_body">Not visible without further reading of called function. But <text:span text:style-name="T10">if</text:span> the exception is thrown, we can follow the stack trace.</text:p>
          </table:table-cell>
          <table:table-cell table:style-name="Tableau1.C2" office:value-type="string">
            <text:p text:style-name="Text_20_body">Visible at the first sight by watching the header of the called function. However ignoring return code can lead to undefined results and it can be hard to figure out the problem.</text:p>
          </table:table-cell>
        </table:table-row>
        <table:table-row>
          <table:table-cell table:style-name="Tableau1.A2" office:value-type="string">
            <text:p text:style-name="Text_20_body">Informations</text:p>
          </table:table-cell>
          <table:table-cell table:style-name="Tableau1.A2" office:value-type="string">
            <text:p text:style-name="Text_20_body">Exceptions can be arbitrarily rich.</text:p>
          </table:table-cell>
          <table:table-cell table:style-name="Tableau1.C2" office:value-type="string">
            <text:p text:style-name="Text_20_body">Historically a simple integer. However, <text:span text:style-name="T6">std::error_condition</text:span> is an example of a rich error code class.</text:p>
          </table:table-cell>
        </table:table-row>
        <table:table-row>
          <table:table-cell table:style-name="Tableau1.A2" office:value-type="string">
            <text:p text:style-name="Text_20_body">Clean code</text:p>
          </table:table-cell>
          <table:table-cell table:style-name="Tableau1.A2" office:value-type="string">
            <text:p text:style-name="Text_20_body">Provides clean code such that they can be completely invisible in upper layer.</text:p>
          </table:table-cell>
          <table:table-cell table:style-name="Tableau1.C2" office:value-type="string">
            <text:p text:style-name="Text_20_body">Force you to add, at least, a if statement after each function call.</text:p>
          </table:table-cell>
        </table:table-row>
        <table:table-row>
          <table:table-cell table:style-name="Tableau1.A2" office:value-type="string">
            <text:p text:style-name="Text_20_body">Intrusive</text:p>
          </table:table-cell>
          <table:table-cell table:style-name="Tableau1.A2" office:value-type="string">
            <text:p text:style-name="Text_20_body">Own communication channel.</text:p>
          </table:table-cell>
          <table:table-cell table:style-name="Tableau1.C2" office:value-type="string">
            <text:p text:style-name="Text_20_body">Monopolization of the return channel.</text:p>
          </table:table-cell>
        </table:table-row>
      </table:table>
      <text:p text:style-name="Text_20_body"/>
      <text:h text:style-name="Heading_20_3" text:outline-level="3">Alexandrescu Expected class</text:h>
      <text:p text:style-name="Text_20_body">We can do the same analysis for the <text:span text:style-name="T6">Expected&lt;T&gt;</text:span> class from Alexandrescu talk [3] :</text:p>
      <text:p text:style-name="Text_20_body"><text:span text:style-name="T11">Error visibility</text:span> It takes the best of the exception and error code. It's visible because the return type is <text:span text:style-name="T6">Expected&lt;T&gt;</text:span> and if the user ignore the error case, it throws the contained exception.</text:p>
      <text:p text:style-name="Text_20_body"><text:span text:style-name="T11">Information</text:span> As rich as exception.</text:p>
      <text:p text:style-name="Text_20_body"><text:span text:style-name="T11">Clean code</text:span> It's up to the programmer to choose handling errors as error code or to throw the contained exception.</text:p>
      <text:p text:style-name="Text_20_body"><text:span text:style-name="T11">Intrusive</text:span> Use the return channel without monopolizing it.</text:p>
      <text:p text:style-name="Text_20_body"/>
      <text:p text:style-name="Text_20_body"><text:soft-page-break/>Other characteristics of <text:span text:style-name="T6">Expected&lt;T&gt;</text:span>:</text:p>
      <text:list xml:id="list1300411740" text:style-name="L2">
        <text:list-item>
          <text:p text:style-name="P21">Associates errors with computational goals</text:p>
        </text:list-item>
        <text:list-item>
          <text:p text:style-name="P21">Naturally allows multiple exceptions inﬂight</text:p>
        </text:list-item>
        <text:list-item>
          <text:p text:style-name="P21">Switch between“errorhandling”and “exceptionthrowing”styles</text:p>
        </text:list-item>
        <text:list-item>
          <text:p text:style-name="P21">Teleportation possible</text:p>
        </text:list-item>
        <text:list-item>
          <text:p text:style-name="P27">Across thread boundaries</text:p>
        </text:list-item>
        <text:list-item>
          <text:p text:style-name="P27">Across nothrow subsystem boundaries</text:p>
        </text:list-item>
        <text:list-item>
          <text:p text:style-name="P27">Across time: save now, throw later</text:p>
        </text:list-item>
        <text:list-item>
          <text:p text:style-name="P21">Collect, group, combine exceptions</text:p>
        </text:list-item>
      </text:list>
      <text:p text:style-name="Text_20_body">However <text:span text:style-name="T6">Expected&lt;T&gt;</text:span> class also has some drawbacks:</text:p>
      <text:list xml:id="list1659517126" text:style-name="L3">
        <text:list-item>
          <text:p text:style-name="P22">The error code <text:span text:style-name="T11">must</text:span> be an exception.</text:p>
        </text:list-item>
        <text:list-item>
          <text:p text:style-name="P22">It doesn't provide a better solution to resolve errors. You can throw or use the <text:span text:style-name="T6">hasException&lt;E&gt;()</text:span> function to test errors which is similar to the old switch case statement.</text:p>
        </text:list-item>
        <text:list-item>
          <text:p text:style-name="P22">The function <text:span text:style-name="T6">hasException&lt;E&gt;()</text:span> test the type and so cannot distinguish two different errors from the same exception. Exception can contains multiple error case scenarios (think about std::invalid_argument).</text:p>
        </text:list-item>
      </text:list>
      <text:p text:style-name="Text_20_body">The main enhancements/differences of the proposed expected&lt;T,E&gt; respect to Expected&lt;T&gt; are </text:p>
      <text:list xml:id="list1480787234" text:style-name="L4">
        <text:list-item>
          <text:p text:style-name="P23">expected&lt;T,E&gt; is default constructible</text:p>
        </text:list-item>
        <text:list-item>
          <text:p text:style-name="P23">expected&lt;T,E&gt; parameterize the route cause that prevents its creation, expected&lt;T,E&gt; is either a T or the route cause E that prevents its creation. It of course be an exception and be stored in a std::exception_ptr expected&lt;T,std::exception_ptr&gt;</text:p>
        </text:list-item>
        <text:list-item>
          <text:p text:style-name="P23">expected&lt;T,E&gt; is a monad.</text:p>
        </text:list-item>
      </text:list>
      <text:h text:style-name="Heading_20_3" text:outline-level="3">Use case scenario</text:h>
      <text:p text:style-name="Text_20_body">We should wonder what every programmers do when a function call returns an error:</text:p>
      <text:list xml:id="list1122105469" text:style-name="L5">
        <text:list-item>
          <text:p text:style-name="P24">Nothing.</text:p>
        </text:list-item>
        <text:list-item>
          <text:p text:style-name="P24">Delegate the responsibility of error handling to higher layer.</text:p>
        </text:list-item>
        <text:list-item>
          <text:p text:style-name="P24">Trying to resolve the error.</text:p>
        </text:list-item>
      </text:list>
      <text:p text:style-name="Text_20_body">Because the first behavior leads to buggy application, we won't consider it in a first time.</text:p>
      <text:p text:style-name="Text_20_body"/>
      <text:p text:style-name="Text_20_body">Consider the following "pseudo coded" mock function:</text:p>
      <text:p text:style-name="Text_20_body"/>
      <text:p text:style-name="P14">EXPECTED int mock_connect(const string&amp; hostname, const string&amp; passwd, bool timed_out){</text:p>
      <text:p text:style-name="P14"><text:s text:c="2"/>if(passwd != "passwd")</text:p>
      <text:p text:style-name="P14"><text:s text:c="6"/>return connection refused ERROR</text:p>
      <text:p text:style-name="P14"><text:s text:c="2"/>else if(hostname != "localhost")</text:p>
      <text:p text:style-name="P14"><text:s text:c="6"/>return host unreachable ERROR</text:p>
      <text:p text:style-name="P14"><text:s text:c="2"/>else if(timed_out)</text:p>
      <text:p text:style-name="P14"><text:s text:c="6"/>return timed out ERROR</text:p>
      <text:p text:style-name="P14"><text:soft-page-break/><text:s text:c="2"/>return HANDLE 0</text:p>
      <text:p text:style-name="P14">}</text:p>
      <text:p text:style-name="P14"/>
      <text:p text:style-name="Text_20_body">We imagine a scenario where:</text:p>
      <text:list xml:id="list246512505" text:style-name="L6">
        <text:list-item>
          <text:p text:style-name="P25">The connection refused error is resolved by asking the user another password.</text:p>
        </text:list-item>
        <text:list-item>
          <text:p text:style-name="P25">The host unreachable error is delegated to the upper layer.</text:p>
        </text:list-item>
        <text:list-item>
          <text:p text:style-name="P25">The time out error is resolved at the next try.</text:p>
        </text:list-item>
      </text:list>
      <text:h text:style-name="Heading_20_4" text:outline-level="4">With the "exception based" expected</text:h>
      <text:p text:style-name="Text_20_body">The code of the mock connect function is below. You can see that the errors are encapsulated into exceptions.</text:p>
      <text:p text:style-name="Text_20_body">[expected_mock_connect]</text:p>
      <text:p text:style-name="Text_20_body">From the caller, the code looks like:</text:p>
      <text:p text:style-name="Text_20_body">[expected_connect_to_host]</text:p>
      <text:p text:style-name="Text_20_body">Moreover, we use an error resolver function to keep the code as clean as possible.</text:p>
      <text:p text:style-name="Text_20_body">[expected_error_resolver]</text:p>
      <text:p text:style-name="Text_20_body">The next section shows how to do the same things with the standard error code (std::error_condition).</text:p>
      <text:h text:style-name="Heading_20_4" text:outline-level="4">With std::error_condition</text:h>
      <text:p text:style-name="Text_20_body">We use the class expected_or_error which looks like the class expected without the exception.</text:p>
      <text:p text:style-name="Text_20_body">[expected_or_error_mock_connect]</text:p>
      <text:p text:style-name="Text_20_body">From the caller, the code looks like:</text:p>
      <text:p text:style-name="Text_20_body">[expected_or_error_connect_to_host]</text:p>
      <text:p text:style-name="Text_20_body">And finally the error resolver:</text:p>
      <text:p text:style-name="Text_20_body">[expected_or_error_resolver]</text:p>
      <text:p text:style-name="Text_20_body">We can see that the code is quite similar between both classes. It's mainly because we didn't use the exception facility of the expected class.</text:p>
      <text:h text:style-name="Heading_20_4" text:outline-level="4">Result</text:h>
      <text:p text:style-name="Text_20_body">The result of the both codes is the same:</text:p>
      <text:p text:style-name="Text_20_body">[expected_result]</text:p>
      <text:h text:style-name="Heading_20_2" text:outline-level="2">Impacts on the Standard</text:h>
      <text:p text:style-name="Text_20_body">These changes are entirely based on library extensions and do not require any language features beyond what is available in C++ 14. It requires however the in_place_t from N. </text:p>
      <text:h text:style-name="Heading_20_2" text:outline-level="2"><text:soft-page-break/>Design rationale</text:h>
      <text:h text:style-name="Heading_20_3" text:outline-level="3">expected&lt;&gt; is not always default constructible</text:h>
      <text:p text:style-name="Text_20_body">expected&lt;T,E&gt; is intended to be used as result type of a function. Providing default constructor would allow to write code</text:p>
      <text:p text:style-name="P13">expected&lt;T,E&gt; e;</text:p>
      <text:p text:style-name="P13">e = f(...);</text:p>
      <text:p text:style-name="Text_20_body">but this would need to add an additional init bool member. </text:p>
      <text:p text:style-name="Text_20_body">If the user wants he would use a combination of optional and expected </text:p>
      <text:p text:style-name="P13">optional&lt;expected&lt;T,E&gt;&gt; oe;</text:p>
      <text:p text:style-name="P13">oe = f(...);</text:p>
      <text:h text:style-name="Heading_20_3" text:outline-level="3">Making expected&lt;T,E&gt; default constructible</text:h>
      <text:p text:style-name="Text_20_body">It is possible to make it default constructible adding an additional init bool member. </text:p>
      <text:p text:style-name="Text_20_body">It is possible to make it default constructible by default constructing to the default constructor of E. So if <text:s/>E is default constructible, as it is the case of <text:span text:style-name="T6">std::exception_ptr</text:span> and <text:span text:style-name="T6">std::error_condition, expected&lt;T,E&gt; </text:span><text:span text:style-name="T1">is default constructible</text:span><text:span text:style-name="T6">.</text:span></text:p>
      <text:h text:style-name="Heading_20_3" text:outline-level="3">About nullexpected</text:h>
      <text:p text:style-name="Text_20_body">While expected&lt;int,std::exception_ptr&gt; has a natural default constructor, </text:p>
      <text:p text:style-name="Text_20_body">expected&lt;int, std::exception_ptr&gt; ei;</text:p>
      <text:p text:style-name="Text_20_body">and can be disengaged assigning <text:s/>std::exception_ptr(), it is less obvious how to disengage a expected&lt;int, std::condition_error&gt;. For this it could be more natural to make use of nullexpected.</text:p>
      <text:p text:style-name="Text_20_body">expected&lt;int, std::condition_error&gt; ei;</text:p>
      <text:p text:style-name="Text_20_body">…</text:p>
      <text:p text:style-name="Text_20_body">ei = <text:s/>std::nullexpected;</text:p>
      <text:h text:style-name="Heading_20_2" text:outline-level="2">Related work</text:h>
      <text:h text:style-name="Heading_20_3" text:outline-level="3">expected&lt;T,E&gt; and either&lt;T,E&gt; or boost::variant&lt;T,E&gt;</text:h>
      <text:p text:style-name="Text_20_body"><text:span text:style-name="T6">expected&lt;T,E&gt;</text:span> can be seen as a specialization of a possible <text:span text:style-name="T6">either&lt;T,E&gt;</text:span> or <text:span text:style-name="T6">boost::variant&lt;T,E&gt;</text:span> which gives a specific intent to its first parameter, that is, it represent the type of the expected contained value. This specificity allows to provide an pointer like interface, as it is the case for <text:span text:style-name="T6">expected&lt;T, E&gt;</text:span>. Even if the standard contained a class either&lt;T,E&gt; or variant&lt;T,E&gt;, the interface provided by expected&lt;T,E&gt; is more specific and closer to what the user could expect as the result type of a function. </text:p>
      <text:p text:style-name="Text_20_body"/>
      <text:p text:style-name="Text_20_body">In addition, expected&lt;T,E&gt; doesn't intend to be used to define recursive data as boost::variant does.</text:p>
      <text:h text:style-name="Heading_20_3" text:outline-level="3"><text:soft-page-break/>expected&lt;T,E&gt; and std::optional&lt;T&gt; </text:h>
      <text:p text:style-name="Text_20_body">We can see expected&lt;T,E&gt; as an optional that collapse all the values of E to nullopt.</text:p>
      <text:p text:style-name="Text_20_body">We can convert an expected&lt;T, E&gt; to an optional&lt;T&gt; with the possible loss of information.</text:p>
      <text:p text:style-name="Text_20_body">template &lt;class T&gt;</text:p>
      <text:p text:style-name="Text_20_body">optional&lt;T&gt; optional_cast(expected&lt;T,E&gt;);</text:p>
      <text:p text:style-name="Text_20_body"/>
      <text:p text:style-name="Text_20_body">We can convert an optional&lt;T&gt; to an expected&lt;T&gt; with the possible loss of the cause.</text:p>
      <text:p text:style-name="Text_20_body">template &lt;class T&gt;</text:p>
      <text:p text:style-name="Text_20_body">expected&lt;T&gt; expected_cast(optional&lt;T&gt;);</text:p>
      <text:h text:style-name="Heading_20_3" text:outline-level="3">expected&lt;T, std::exception_ptr&gt; and promise&lt;T&gt;/future&lt;T&gt; </text:h>
      <text:p text:style-name="Text_20_body">We can see <text:span text:style-name="T6">expected&lt;T,std::exception_ptr&gt;</text:span> as an immediate <text:span text:style-name="T6">future&lt;T&gt;</text:span>.</text:p>
      <text:p text:style-name="Text_20_body">While promise/future focuses on inter-thread asynchronous communication, excepted focus on eager and synchronous computations.</text:p>
      <text:p text:style-name="Text_20_body">We can move future&lt;T&gt; to an expected&lt;T, std::exception_ptr&gt; with no loss of information. At the end, the underlying type of future&lt;T&gt; could be expected&lt;T, std::exception_ptr&gt;.</text:p>
      <text:p text:style-name="Text_20_body"/>
      <text:p text:style-name="Text_20_body">template &lt;class T&gt;</text:p>
      <text:p text:style-name="Text_20_body">expected&lt;T&gt; expected_cast(future&lt;T&gt;&amp;&amp;);</text:p>
      <text:h text:style-name="Heading_20_3" text:outline-level="3">expected&lt;T,E&gt; monad</text:h>
      <text:p text:style-name="Text_20_body">As for the future&lt;T&gt; proposal, expected&lt;T,E&gt; provides also a way to visit the stored values.</text:p>
      <text:p text:style-name="Text_20_body">future&lt;T&gt; provides a then() function that accepts a continuation <text:s/>having the future&lt;T&gt; as parameter. The synchronous nature of expected makes it more appropriated to use two functions, one to manage with the case expected has a value and one to try to recover otherwise. This is more in line with the monad interface, as any function having a T as parameter can be used as parameter of the apply function, no need to have a expected&lt;T&gt;. This make it easier to reuse functions. </text:p>
      <text:p text:style-name="Text_20_body"/>
      <text:p text:style-name="Text_20_body">.apply/.recover are the counterpart of future&lt;T&gt;.then()</text:p>
      <text:p text:style-name="Text_20_body">.unwrap is the counterpart of future&lt;T&gt;.unwrap()</text:p>
      <text:p text:style-name="Text_20_body">.valid is the counterpart of future&lt;T&gt;.is_ready()</text:p>
      <text:p text:style-name="Text_20_body">if_all/if_any are the counterpart of when_all() and when_any()</text:p>
      <text:p text:style-name="Text_20_body"/>
      <text:p text:style-name="P5"/>
      <text:h text:style-name="Heading_20_2" text:outline-level="2">Proposed Wording</text:h>
      <text:p text:style-name="Text_20_body">The proposed changes have been modified to be expressed as edits to <text:span text:style-name="T4">N3797</text:span>, the C++ Draft Standard [3]. The wording has been adapted from <text:span text:style-name="T4">N3797 [1].</text:span></text:p>
      <text:p text:style-name="Text_20_body">Insert a new paragraph.</text:p>
      <text:h text:style-name="Heading_20_3" text:outline-level="3"><text:bookmark text:name="optional"/><text:soft-page-break/>X.Y Expected objects <text:tab/><text:tab/><text:tab/><text:tab/><text:tab/><text:tab/><text:tab/><text:tab/> <text:s text:c="7"/>[expected]</text:h>
      <text:h text:style-name="Heading_20_4" text:outline-level="4"><text:bookmark text:name="optional.general"/>X.Y.1 In general <text:tab/><text:tab/><text:tab/><text:tab/><text:tab/><text:tab/><text:tab/><text:tab/> <text:s text:c="9"/>[expected.general]</text:h>
      <text:p text:style-name="Text_20_body">This subclause describes class template <text:span text:style-name="Source_20_Text">expected</text:span> that represents expected<text:span text:style-name="Emphasis"> objects</text:span>. An expected<text:span text:style-name="Emphasis"> object for object type T</text:span> is an object that contains the storage for another object and manages the lifetime of this contained object T, alternatively it could contain the storage for another exceptional object E. The contained object may not be initialized after the expected object has been initialized, and may not be destroyed before the expected object has been destroyed. The initialization state of the contained object is tracked by the expected object.</text:p>
      <text:h text:style-name="Heading_20_4" text:outline-level="4"><text:bookmark text:name="optional.synop"/>X.Y.2 Header <text:span text:style-name="User_20_Entry">&lt;experimental/expected&gt;</text:span> synopsis <text:tab/><text:tab/><text:tab/> [expected.synop]</text:h>
      <text:p text:style-name="P19">namespace std {namespace experimental {</text:p>
      <text:p text:style-name="P7"><text:s text:c="2"/>// <text:a xlink:type="simple" xlink:href="http://www.open-std.org/jtc1/sc22/wg21/docs/papers/2013/n3793.html#optional.object"><text:span text:style-name="Emphasis">X.Y.4</text:span></text:a><text:span text:style-name="Emphasis">, </text:span><text:span text:style-name="Source_20_Text">expected</text:span><text:span text:style-name="Emphasis"> for object types</text:span></text:p>
      <text:p text:style-name="Preformatted_20_Text"><text:s text:c="2"/>template &lt;class T, class E = exception_ptr&gt;</text:p>
      <text:p text:style-name="Preformatted_20_Text"><text:s text:c="2"/>class expected;</text:p>
      <text:p text:style-name="Preformatted_20_Text"><text:s text:c="2"/>template &lt;class E&gt;</text:p>
      <text:p text:style-name="Preformatted_20_Text"><text:s text:c="2"/>class expected&lt;void, E&gt;;</text:p>
      <text:p text:style-name="Preformatted_20_Text"/>
      <text:p text:style-name="P19"><text:s text:c="2"/>// <text:a xlink:type="simple" xlink:href="http://www.open-std.org/jtc1/sc22/wg21/docs/papers/2013/n3793.html#optional.inplace"><text:span text:style-name="Emphasis">X.Y.5</text:span></text:a><text:span text:style-name="Emphasis">, exceptional construction</text:span></text:p>
      <text:p text:style-name="Preformatted_20_Text"><text:s text:c="2"/>struct exceptional_t{};</text:p>
      <text:p text:style-name="P7"><text:s text:c="2"/>constexpr exceptional_t exceptional{};</text:p>
      <text:p text:style-name="P19"><text:s text:c="2"/>// <text:a xlink:type="simple" xlink:href="http://www.open-std.org/jtc1/sc22/wg21/docs/papers/2013/n3793.html#optional.bad_optional_access"><text:span text:style-name="Emphasis">X.Y.6</text:span></text:a><text:span text:style-name="Emphasis">, class expected_unitialized</text:span></text:p>
      <text:p text:style-name="P7"><text:s text:c="2"/>class expected_<text:span text:style-name="Emphasis">unitialized</text:span>;</text:p>
      <text:p text:style-name="P19"><text:s text:c="2"/>// <text:a xlink:type="simple" xlink:href="http://www.open-std.org/jtc1/sc22/wg21/docs/papers/2013/n3793.html#optional.bad_optional_access"><text:span text:style-name="Emphasis">X.Y.7</text:span></text:a><text:span text:style-name="Emphasis">, class bad_</text:span><text:span text:style-name="Emphasis">expected</text:span><text:span text:style-name="Emphasis">_access</text:span></text:p>
      <text:p text:style-name="P7"><text:s text:c="2"/>class bad_expected_access;</text:p>
      <text:p text:style-name="P19"><text:s text:c="2"/>// <text:a xlink:type="simple" xlink:href="http://www.open-std.org/jtc1/sc22/wg21/docs/papers/2013/n3793.html#optional.relops"><text:span text:style-name="Emphasis">X.Y.8</text:span></text:a><text:span text:style-name="Emphasis">, Relational operators</text:span></text:p>
      <text:p text:style-name="Preformatted_20_Text"><text:s text:c="2"/>template &lt;class T&gt;</text:p>
      <text:p text:style-name="Preformatted_20_Text"><text:s text:c="4"/>constexpr bool operator==(const expected&lt;T, E&gt;&amp;, const expected&lt;T, E&gt;&amp;);</text:p>
      <text:p text:style-name="Preformatted_20_Text"><text:s text:c="2"/><text:span text:style-name="INS">template &lt;class T&gt;</text:span></text:p>
      <text:p text:style-name="Preformatted_20_Text"><text:span text:style-name="INS"><text:s text:c="4"/>constexpr bool operator!=(const expected&lt;T, E&gt;&amp;, const expected&lt;T, E&gt;&amp;);</text:span></text:p>
      <text:p text:style-name="Preformatted_20_Text"><text:s text:c="2"/>template &lt;class T&gt;</text:p>
      <text:p text:style-name="Preformatted_20_Text"><text:s text:c="4"/>constexpr bool operator&lt;(const expected&lt;T, E&gt;&amp;, const expected&lt;T, E&gt;&amp;);</text:p>
      <text:p text:style-name="Preformatted_20_Text"><text:s text:c="2"/><text:span text:style-name="INS">template &lt;class T&gt;</text:span></text:p>
      <text:p text:style-name="Preformatted_20_Text"><text:span text:style-name="INS"><text:s text:c="4"/>constexpr bool operator&gt;(const expected&lt;T, E&gt;&amp;, const expected&lt;T, E&gt;&amp;);</text:span></text:p>
      <text:p text:style-name="Preformatted_20_Text"><text:span text:style-name="INS"><text:s text:c="2"/>template &lt;class T&gt;</text:span></text:p>
      <text:p text:style-name="Preformatted_20_Text"><text:span text:style-name="INS"><text:s text:c="4"/>constexpr bool operator&lt;=(const expected&lt;T, E&gt;&amp;, const expected&lt;T, E&gt;&amp;);</text:span></text:p>
      <text:p text:style-name="Preformatted_20_Text"><text:span text:style-name="INS"><text:s text:c="2"/>template &lt;class T&gt;</text:span></text:p>
      <text:p text:style-name="P7"><text:span text:style-name="INS"><text:s text:c="4"/>constexpr bool operator&gt;=(const expected&lt;T, E&gt;&amp;, const expected&lt;T, E&gt;&amp;);</text:span></text:p>
      <text:p text:style-name="P19"><text:s text:c="2"/>// <text:a xlink:type="simple" xlink:href="http://www.open-std.org/jtc1/sc22/wg21/docs/papers/2013/n3793.html#optional.comp_with_t"><text:span text:style-name="Emphasis">X.Y.10</text:span></text:a><text:span text:style-name="Emphasis">, Comparison with T</text:span></text:p>
      <text:p text:style-name="Preformatted_20_Text"><text:s text:c="2"/>template &lt;class T&gt; constexpr bool operator==(const expected&lt;T, E&gt;&amp;, const T&amp;);</text:p>
      <text:p text:style-name="Preformatted_20_Text"><text:s text:c="2"/>template &lt;class T&gt; constexpr bool operator==(const T&amp;, const expected&lt;T, E&gt;&amp;);</text:p>
      <text:p text:style-name="Preformatted_20_Text"><text:s text:c="2"/><text:span text:style-name="INS">template &lt;class T&gt; constexpr bool operator!=(const expected&lt;T, E&gt;&amp;, const T&amp;);</text:span></text:p>
      <text:p text:style-name="Preformatted_20_Text"><text:span text:style-name="INS"><text:s text:c="2"/>template &lt;class T&gt; constexpr bool operator!=(const T&amp;, const expected&lt;T, E&gt;&amp;);</text:span></text:p>
      <text:p text:style-name="Preformatted_20_Text"><text:s text:c="2"/>template &lt;class T&gt; constexpr bool operator&lt;(const expected&lt;T, E&gt;&amp;, const T&amp;);</text:p>
      <text:p text:style-name="Preformatted_20_Text"><text:s text:c="2"/>template &lt;class T&gt; constexpr bool operator&lt;(const T&amp;, const expected&lt;T, E&gt;&amp;);</text:p>
      <text:p text:style-name="Preformatted_20_Text"><text:soft-page-break/><text:s text:c="2"/><text:span text:style-name="INS">template &lt;class T&gt; constexpr bool operator&lt;=(const expected&lt;T, E&gt;&amp;, const T&amp;);</text:span></text:p>
      <text:p text:style-name="Preformatted_20_Text"><text:span text:style-name="INS"><text:s text:c="2"/>template &lt;class T&gt; constexpr bool operator&lt;=(const T&amp;, const expected&lt;T, E&gt;&amp;);</text:span></text:p>
      <text:p text:style-name="Preformatted_20_Text"><text:span text:style-name="INS"><text:s text:c="2"/>template &lt;class T&gt; constexpr bool operator&gt;(const expected&lt;T, E&gt;&amp;, const T&amp;);</text:span></text:p>
      <text:p text:style-name="Preformatted_20_Text"><text:span text:style-name="INS"><text:s text:c="2"/>template &lt;class T&gt; constexpr bool operator&gt;(const T&amp;, const expected&lt;T, E&gt;&amp;);</text:span></text:p>
      <text:p text:style-name="Preformatted_20_Text"><text:span text:style-name="INS"><text:s text:c="2"/>template &lt;class T&gt; constexpr bool operator&gt;=(const expected&lt;T, E&gt;&amp;, const T&amp;);</text:span></text:p>
      <text:p text:style-name="P7"><text:span text:style-name="INS"><text:s text:c="2"/>template &lt;class T&gt; constexpr bool operator&gt;=(const T&amp;, const expected&lt;T, E&gt;&amp;);</text:span></text:p>
      <text:p text:style-name="P19"><text:s text:c="2"/>// <text:a xlink:type="simple" xlink:href="http://www.open-std.org/jtc1/sc22/wg21/docs/papers/2013/n3793.html#optional.specalg"><text:span text:style-name="Emphasis">X.Y.11</text:span></text:a><text:span text:style-name="Emphasis">, Specialized algorithms</text:span></text:p>
      <text:p text:style-name="Preformatted_20_Text"><text:s text:c="2"/>template &lt;class T&gt; </text:p>
      <text:p text:style-name="Preformatted_20_Text"><text:s text:c="4"/>void swap(expected&lt;T, E&gt;&amp;, expected&lt;T, E&gt;&amp;) noexcept(<text:span text:style-name="Emphasis">see below</text:span>);</text:p>
      <text:p text:style-name="Preformatted_20_Text"/>
      <text:p text:style-name="P19"><text:s text:c="2"/>// <text:a xlink:type="simple" xlink:href="http://www.open-std.org/jtc1/sc22/wg21/docs/papers/2013/n3793.html#optional.specalg"><text:span text:style-name="Emphasis">X.Y.12</text:span></text:a><text:span text:style-name="Emphasis">, Factories</text:span></text:p>
      <text:p text:style-name="Preformatted_20_Text"><text:span text:style-name="Source_20_Text"><text:s text:c="2"/>template &lt;class T&gt;<text:line-break/> <text:s text:c="3"/>constexpr expected&lt;typename decay&lt;T&gt;::type&gt; make_expected(T&amp;&amp; </text:span><text:span text:style-name="Variable">v</text:span><text:span text:style-name="Source_20_Text">);</text:span> </text:p>
      <text:p text:style-name="Preformatted_20_Text"><text:s text:c="2"/>template &lt;class T&gt; constexpr expected&lt;<text:span text:style-name="Emphasis">see below</text:span>&gt; make_expected(T&amp;&amp;);</text:p>
      <text:p text:style-name="Preformatted_20_Text"><text:span text:style-name="Source_20_Text"><text:s text:c="2"/>template &lt;&gt; constexpr expected&lt;void&gt; make_expected();</text:span> </text:p>
      <text:p text:style-name="Preformatted_20_Text"><text:span text:style-name="Source_20_Text"><text:s text:c="2"/>template &lt;class T&gt;<text:line-break/> <text:s text:c="2"/>constexpr expected&lt;T&gt; make_expected_from_exception(std::exception_ptr </text:span><text:span text:style-name="Variable">v</text:span><text:span text:style-name="Source_20_Text">);</text:span> </text:p>
      <text:p text:style-name="Preformatted_20_Text"><text:span text:style-name="Source_20_Text"><text:s text:c="2"/>template &lt;class T, class E&gt;<text:line-break/> <text:s text:c="2"/>constexpr expected&lt;T&gt; make_expected_from_exception(E&amp;&amp; </text:span><text:span text:style-name="Variable">v</text:span><text:span text:style-name="Source_20_Text">);</text:span></text:p>
      <text:p text:style-name="Preformatted_20_Text"><text:span text:style-name="Source_20_Text"><text:s text:c="2"/>template &lt;class T&gt;<text:line-break/> <text:s text:c="2"/>constexpr expected&lt;T&gt; make_expected_from_exception(); </text:span></text:p>
      <text:p text:style-name="Preformatted_20_Text"><text:span text:style-name="Source_20_Text"><text:s text:c="2"/>template &lt;class F&gt;<text:line-break/> <text:s text:c="2"/>constexpr typename expected&lt;typename result_type&lt;F&gt;::type<text:line-break/> <text:s text:c="2"/>make_expected_from_call(F f);</text:span></text:p>
      <text:p text:style-name="Preformatted_20_Text"/>
      <text:p text:style-name="Preformatted_20_Text"><text:s text:c="2"/>// <text:a xlink:type="simple" xlink:href="http://www.open-std.org/jtc1/sc22/wg21/docs/papers/2013/n3793.html#optional.hash"><text:span text:style-name="Emphasis">X.Y.12</text:span></text:a><text:span text:style-name="Emphasis">, hash support</text:span></text:p>
      <text:p text:style-name="Preformatted_20_Text"><text:s text:c="2"/>template &lt;class T&gt; struct hash;</text:p>
      <text:p text:style-name="P7"><text:s text:c="2"/>template &lt;class T&gt; struct hash&lt;expected&lt;T, E&gt;&gt;;</text:p>
      <text:p text:style-name="P19">}}</text:p>
      <text:h text:style-name="Heading_20_4" text:outline-level="4"><text:bookmark text:name="optional.defs"/>X.Y.3 Definitions [expected.defs]</text:h>
      <text:p text:style-name="Text_20_body">An instance of expected<text:span text:style-name="Source_20_Text">&lt;T,E&gt;</text:span> is said to be <text:span text:style-name="Emphasis">valued</text:span> if it contains an object of type T.</text:p>
      <text:p text:style-name="Text_20_body">An instance of expected<text:span text:style-name="Source_20_Text">&lt;T,E&gt;</text:span> is said to be <text:span text:style-name="Emphasis">exceptional </text:span>if it contains an object of type E.</text:p>
      <text:h text:style-name="Heading_20_4" text:outline-level="4"><text:bookmark text:name="optional.object"/>X.Y.4 <text:span text:style-name="Source_20_Text">expected</text:span> for object types <text:tab/><text:tab/><text:tab/><text:tab/><text:tab/>[expected.object]</text:h>
      <text:p text:style-name="Text_20_body"/>
      <text:p text:style-name="Preformatted_20_Text">namespace std {</text:p>
      <text:p text:style-name="Preformatted_20_Text"><text:span text:style-name="INS">namespace experimental {</text:span></text:p>
      <text:p text:style-name="Preformatted_20_Text"/>
      <text:p text:style-name="Preformatted_20_Text"><text:s text:c="2"/>template &lt;class T, class E&gt;</text:p>
      <text:p text:style-name="Preformatted_20_Text"><text:s text:c="2"/>class expected</text:p>
      <text:p text:style-name="Preformatted_20_Text"><text:s text:c="2"/>{</text:p>
      <text:p text:style-name="Preformatted_20_Text"><text:s text:c="2"/>public:</text:p>
      <text:p text:style-name="Preformatted_20_Text"><text:s text:c="4"/>typedef T value_type;</text:p>
      <text:p text:style-name="Preformatted_20_Text"><text:s text:c="4"/>typedef E exceptional_type;</text:p>
      <text:p text:style-name="Preformatted_20_Text"><text:s text:c="5"/>// <text:span text:style-name="Emphasis">X.Y.4.1, constructors</text:span></text:p>
      <text:p text:style-name="P7"><text:s text:c="4"/>constexpr expected() noexcept;</text:p>
      <text:p text:style-name="P7"><text:s text:c="4"/>//constexpr expected() = delete;</text:p>
      <text:p text:style-name="Preformatted_20_Text"><text:s text:c="4"/>expected(const expected&amp;);</text:p>
      <text:p text:style-name="Preformatted_20_Text"><text:s text:c="4"/>expected(expected&amp;&amp;) noexcept(<text:span text:style-name="Emphasis">see below</text:span>);</text:p>
      <text:p text:style-name="Preformatted_20_Text"><text:s text:c="4"/>constexpr expected(const T&amp;);</text:p>
      <text:p text:style-name="Preformatted_20_Text"><text:soft-page-break/><text:s text:c="4"/>constexpr expected(T&amp;&amp;);</text:p>
      <text:p text:style-name="Preformatted_20_Text"><text:s text:c="4"/>template &lt;class... Args&gt; </text:p>
      <text:p text:style-name="Preformatted_20_Text"><text:s text:c="6"/>constexpr explicit expected(in_place_t, Args&amp;&amp;...);</text:p>
      <text:p text:style-name="Preformatted_20_Text"><text:s text:c="4"/>template &lt;class U, class... Args&gt;</text:p>
      <text:p text:style-name="Preformatted_20_Text"><text:s text:c="6"/>constexpr explicit expected(in_place_t, initializer_list&lt;U&gt;, Args&amp;&amp;...);</text:p>
      <text:p text:style-name="Preformatted_20_Text"><text:s text:c="4"/>constexpr expected(exceptional_t, const E&amp;);</text:p>
      <text:p text:style-name="Preformatted_20_Text"><text:s text:c="4"/>constexpr expected(exceptional_t, E&amp;&amp;);</text:p>
      <text:p text:style-name="Preformatted_20_Text"><text:s text:c="4"/>template &lt;class... Args&gt; </text:p>
      <text:p text:style-name="Preformatted_20_Text"><text:s text:c="6"/>constexpr explicit expected(exceptional_t, in_place_t, Args&amp;&amp;...);</text:p>
      <text:p text:style-name="Preformatted_20_Text"><text:s text:c="4"/>template &lt;class U, class... Args&gt;</text:p>
      <text:p text:style-name="Preformatted_20_Text"><text:s text:c="6"/>constexpr explicit expected(exceptional_t, in_place_t,</text:p>
      <text:p text:style-name="Preformatted_20_Text"><text:s text:c="34"/>initializer_list&lt;U&gt;, Args&amp;&amp;...);</text:p>
      <text:p text:style-name="Preformatted_20_Text"/>
      <text:p text:style-name="Preformatted_20_Text"><text:s text:c="4"/>// <text:span text:style-name="Emphasis">X.Y.4.2, destructor</text:span></text:p>
      <text:p text:style-name="Preformatted_20_Text"><text:s text:c="4"/>~expected();</text:p>
      <text:p text:style-name="Preformatted_20_Text"/>
      <text:p text:style-name="Preformatted_20_Text"><text:s text:c="4"/>// <text:span text:style-name="Emphasis">X.Y.4.3, assignment</text:span></text:p>
      <text:p text:style-name="Preformatted_20_Text"><text:s text:c="4"/>expected&amp; operator=(const expected&amp;);</text:p>
      <text:p text:style-name="Preformatted_20_Text"><text:s text:c="4"/>expected&amp; operator=(expected&amp;&amp;) noexcept(<text:span text:style-name="Emphasis">see below</text:span>);</text:p>
      <text:p text:style-name="Preformatted_20_Text"><text:s text:c="4"/>template &lt;class U&gt; expected&amp; operator=(U&amp;&amp;);</text:p>
      <text:p text:style-name="Preformatted_20_Text"><text:s text:c="4"/>template &lt;class... Args&gt; void emplace(Args&amp;&amp;...);</text:p>
      <text:p text:style-name="Preformatted_20_Text"><text:s text:c="4"/>template &lt;class U, class... Args&gt;</text:p>
      <text:p text:style-name="Preformatted_20_Text"><text:s text:c="6"/>void emplace(initializer_list&lt;U&gt;, Args&amp;&amp;...);</text:p>
      <text:p text:style-name="Preformatted_20_Text"/>
      <text:p text:style-name="Preformatted_20_Text"><text:s text:c="4"/>// <text:span text:style-name="Emphasis">X.Y.4.4, swap</text:span></text:p>
      <text:p text:style-name="Preformatted_20_Text"><text:s text:c="4"/>void swap(expected&amp;) noexcept(<text:span text:style-name="Emphasis">see below</text:span>);</text:p>
      <text:p text:style-name="Preformatted_20_Text"/>
      <text:p text:style-name="Preformatted_20_Text"><text:s text:c="4"/>// <text:span text:style-name="Emphasis">X.Y.4.5, observers</text:span></text:p>
      <text:p text:style-name="Preformatted_20_Text"><text:s text:c="4"/>constexpr T const* operator -&gt;() const;</text:p>
      <text:p text:style-name="Preformatted_20_Text"><text:s text:c="4"/>T* operator -&gt;();</text:p>
      <text:p text:style-name="Preformatted_20_Text"><text:s text:c="4"/>constexpr T const&amp; operator *() const;</text:p>
      <text:p text:style-name="Preformatted_20_Text"><text:s text:c="4"/>T&amp; operator *();</text:p>
      <text:p text:style-name="Preformatted_20_Text"><text:s text:c="4"/>constexpr explicit operator bool() const noexcept;</text:p>
      <text:p text:style-name="Preformatted_20_Text"><text:s text:c="4"/>constexpr T const&amp; value() const;</text:p>
      <text:p text:style-name="Preformatted_20_Text"><text:s text:c="4"/>T&amp; value();</text:p>
      <text:p text:style-name="Preformatted_20_Text"><text:s text:c="4"/>constexpr E const&amp; error() const;</text:p>
      <text:p text:style-name="Preformatted_20_Text"><text:s text:c="4"/>E&amp; error();</text:p>
      <text:p text:style-name="Preformatted_20_Text"><text:s text:c="4"/>template &lt;class U&gt; constexpr T value_or(U&amp;&amp;) const&amp;;</text:p>
      <text:p text:style-name="Preformatted_20_Text"><text:s text:c="4"/>template &lt;class U&gt; T value_or(U&amp;&amp;) &amp;&amp;;</text:p>
      <text:p text:style-name="Preformatted_20_Text"/>
      <text:p text:style-name="Preformatted_20_Text"/>
      <text:p text:style-name="Preformatted_20_Text"/>
      <text:p text:style-name="Preformatted_20_Text"/>
      <text:p text:style-name="Preformatted_20_Text"><text:s text:c="2"/><text:span text:style-name="Variable">private:</text:span></text:p>
      <text:p text:style-name="Preformatted_20_Text"><text:s text:c="4"/><text:span text:style-name="Variable">bool valued; //</text:span> <text:span text:style-name="Emphasis">exposition only</text:span></text:p>
      <text:p text:style-name="Preformatted_20_Text"><text:s text:c="4"/><text:span text:style-name="Variable">T* <text:s text:c="2"/>val; <text:s text:c="3"/>//</text:span> <text:span text:style-name="Emphasis">exposition only</text:span></text:p>
      <text:p text:style-name="Preformatted_20_Text"><text:s text:c="4"/><text:span text:style-name="Variable">T* <text:s text:c="2"/>error; <text:s/>//</text:span> <text:span text:style-name="Emphasis">exposition only</text:span></text:p>
      <text:p text:style-name="Preformatted_20_Text"><text:s text:c="2"/>};</text:p>
      <text:p text:style-name="Preformatted_20_Text"/>
      <text:p text:style-name="Preformatted_20_Text"><text:span text:style-name="INS">} // </text:span><text:span text:style-name="INS"><text:span text:style-name="Emphasis">namespace experimental</text:span></text:span></text:p>
      <text:p text:style-name="P7">} // <text:span text:style-name="Emphasis">namespace std</text:span></text:p>
      <text:p text:style-name="Text_20_body"/>
      <text:p text:style-name="Text_20_body">Valued instances of expected&lt;T, E&gt; where <text:span text:style-name="Source_20_Text">T</text:span> is of object type shall contain a value of type <text:span text:style-name="Source_20_Text">T</text:span> within its own storage. This value is referred to as the <text:span text:style-name="Emphasis">contained value</text:span> of the expected object. Implementations are not permitted to use additional storage, such as dynamic memory, to allocate its contained value. The contained value shall be allocated in a region of the expected&lt;T, E&gt; storage suitably aligned for the type <text:span text:style-name="Source_20_Text">T</text:span>. </text:p>
      <text:p text:style-name="Text_20_body">Members <text:span text:style-name="Source_20_Text"><text:span text:style-name="Variable">valued</text:span></text:span> , <text:span text:style-name="Source_20_Text"><text:span text:style-name="Variable">val</text:span></text:span> and <text:span text:style-name="Variable"><text:span text:style-name="T6">except</text:span></text:span><text:span text:style-name="Variable"> </text:span>are provided for exposition only. Implementations need not provide those members. <text:span text:style-name="Source_20_Text"><text:span text:style-name="Variable">valued</text:span></text:span> indicates whether the expected object's contained value has been <text:soft-page-break/>initialized (and not yet destroyed); when valued is true val point to the contained value, and when it is false expect point to the exceptional value.</text:p>
      <text:p text:style-name="Text_20_body"><text:span text:style-name="Source_20_Text">T</text:span> shall be an object type and shall satisfy the requirements of <text:span text:style-name="Source_20_Text">Destructible</text:span> (Table 24).</text:p>
      <text:h text:style-name="Heading_20_5" text:outline-level="5"><text:bookmark text:name="optional.object.ctor"/>X.Y.4.1 Constructors [expected.object.ctor]</text:h>
      <text:p text:style-name="Text_20_body"><text:span text:style-name="Source_20_Text">expected&lt;T, E&gt;::expected(const expected&lt;T, E&gt;&amp; </text:span><text:span text:style-name="Source_20_Text"><text:span text:style-name="Variable">rhs</text:span></text:span><text:span text:style-name="Source_20_Text">);</text:span> </text:p>
      <text:p text:style-name="P10">Requires: </text:p>
      <text:p text:style-name="P9"><text:span text:style-name="Source_20_Text">is_copy_constructible&lt;T&gt;::value</text:span> and <text:span text:style-name="Source_20_Text">is_copy_constructible&lt;E&gt;::value are</text:span> <text:span text:style-name="Source_20_Text">true</text:span>.</text:p>
      <text:p text:style-name="P10">Effects: </text:p>
      <text:p text:style-name="P9">If <text:span text:style-name="Source_20_Text"><text:span text:style-name="Variable">rhs</text:span></text:span> is valued initializes the contained value as if direct-non-list-initializing an object of type <text:span text:style-name="Source_20_Text">T</text:span> with the expression <text:span text:style-name="Source_20_Text">*</text:span><text:span text:style-name="Source_20_Text"><text:span text:style-name="Variable">rhs</text:span></text:span>.</text:p>
      <text:p text:style-name="P9">If <text:span text:style-name="Variable">rhs</text:span> is exceptional initializes the contained value as if direct-non-list-initializing an object of type <text:span text:style-name="Source_20_Text">E</text:span> with the expression <text:span text:style-name="Variable"><text:span text:style-name="T8">rhs.error()</text:span></text:span>.</text:p>
      <text:p text:style-name="P10">Postconditions: </text:p>
      <text:p text:style-name="P9"><text:span text:style-name="Source_20_Text">bool(</text:span><text:span text:style-name="Source_20_Text"><text:span text:style-name="Variable">rhs</text:span></text:span><text:span text:style-name="Source_20_Text">) == bool(*this)</text:span>.</text:p>
      <text:p text:style-name="P10">Throws: </text:p>
      <text:p text:style-name="P9">Any exception thrown by the selected constructor of <text:span text:style-name="Source_20_Text">T or E</text:span>.</text:p>
      <text:p text:style-name="Text_20_body"><text:span text:style-name="Source_20_Text">expected&lt;T, E&gt;::expected(expected&lt;T, E&gt; &amp;&amp; </text:span><text:span text:style-name="Source_20_Text"><text:span text:style-name="Variable">rhs</text:span></text:span><text:span text:style-name="Source_20_Text">) noexcept(</text:span><text:span text:style-name="Source_20_Text"><text:span text:style-name="Emphasis">see below</text:span></text:span><text:span text:style-name="Source_20_Text">);</text:span> </text:p>
      <text:p text:style-name="P10">Requires: </text:p>
      <text:p text:style-name="P9"><text:span text:style-name="Source_20_Text">is_move_constructible&lt;T&gt;::value </text:span><text:span text:style-name="Source_20_Text"><text:span text:style-name="T1">and</text:span></text:span><text:span text:style-name="Source_20_Text"> is_move_constructible&lt;T&gt;::value </text:span><text:s/>are <text:span text:style-name="Source_20_Text">true</text:span>.</text:p>
      <text:p text:style-name="P10">Effects: </text:p>
      <text:p text:style-name="P9">If <text:span text:style-name="Source_20_Text"><text:span text:style-name="Variable">rhs</text:span></text:span> is valued initializes the contained value as if direct-non-list-initializing an object of type <text:span text:style-name="Source_20_Text">T</text:span> with the expression <text:span text:style-name="Source_20_Text">std::move(*</text:span><text:span text:style-name="Source_20_Text"><text:span text:style-name="Variable">rhs</text:span></text:span><text:span text:style-name="Source_20_Text">)</text:span>. <text:span text:style-name="Source_20_Text">bool(</text:span><text:span text:style-name="Source_20_Text"><text:span text:style-name="Variable">rhs</text:span></text:span><text:span text:style-name="Source_20_Text">)</text:span> is unchanged.</text:p>
      <text:p text:style-name="P9">If <text:span text:style-name="Variable">rhs</text:span> is exceptional initializes the contained value as if direct-non-list-initializing an object of type <text:span text:style-name="Source_20_Text">E</text:span> with the expression <text:span text:style-name="Source_20_Text">std::move</text:span><text:span text:style-name="Source_20_Text"><text:span text:style-name="T6">(</text:span></text:span><text:span text:style-name="Variable"><text:span text:style-name="T6">rhs.error()</text:span></text:span><text:span text:style-name="Source_20_Text">)</text:span>. <text:span text:style-name="Source_20_Text">bool(</text:span><text:span text:style-name="Variable">rhs</text:span><text:span text:style-name="Source_20_Text">)</text:span> is unchanged.</text:p>
      <text:p text:style-name="P10">Postconditions: </text:p>
      <text:p text:style-name="P9"><text:span text:style-name="Source_20_Text">bool(</text:span><text:span text:style-name="Source_20_Text"><text:span text:style-name="Variable">rhs</text:span></text:span><text:span text:style-name="Source_20_Text">) == bool(*this)</text:span>.</text:p>
      <text:p text:style-name="P10">Throws: </text:p>
      <text:p text:style-name="P9">Any exception thrown by the selected constructor of <text:span text:style-name="Source_20_Text">T or E</text:span>.</text:p>
      <text:p text:style-name="P10"><text:soft-page-break/>Remarks: </text:p>
      <text:p text:style-name="P9">The expression inside <text:span text:style-name="Source_20_Text">noexcept</text:span> is equivalent to:</text:p>
      <text:p text:style-name="P15">is_nothrow_move_constructible&lt;T&gt;::value &amp;&amp; is_nothrow_move_constructible&lt;E&gt;::value</text:p>
      <text:p text:style-name="Text_20_body"><text:span text:style-name="Source_20_Text"><text:span text:style-name="INS">constexpr</text:span></text:span><text:span text:style-name="Source_20_Text"> expected&lt;T, E&gt;::expected(const T&amp; </text:span><text:span text:style-name="Source_20_Text"><text:span text:style-name="Variable">v</text:span></text:span><text:span text:style-name="Source_20_Text">);</text:span> </text:p>
      <text:p text:style-name="P10">Requires: </text:p>
      <text:p text:style-name="P9"><text:span text:style-name="Source_20_Text">is_copy_constructible&lt;T&gt;::value</text:span> is <text:span text:style-name="Source_20_Text">true and is_copy_constructible&lt;E&gt;::value is true</text:span></text:p>
      <text:p text:style-name="P10">Effects: </text:p>
      <text:p text:style-name="P9">Initializes the contained value as if direct-non-list-initializing an object of type <text:span text:style-name="Source_20_Text">T</text:span> with the expression <text:span text:style-name="Source_20_Text"><text:span text:style-name="Variable">v</text:span></text:span>.</text:p>
      <text:p text:style-name="P10">Postconditions: </text:p>
      <text:p text:style-name="P9"><text:span text:style-name="Source_20_Text">*this</text:span> is valued.</text:p>
      <text:p text:style-name="P10">Throws: </text:p>
      <text:p text:style-name="P9">Any exception thrown by the selected constructor of <text:span text:style-name="Source_20_Text">T</text:span>.</text:p>
      <text:p text:style-name="P10">Remarks: </text:p>
      <text:p text:style-name="P9">If <text:span text:style-name="Source_20_Text">T</text:span>'s selected constructor is a <text:span text:style-name="Source_20_Text">constexpr</text:span> constructor, this constructor shall be a <text:span text:style-name="Source_20_Text">constexpr</text:span> constructor.</text:p>
      <text:p text:style-name="Text_20_body"><text:span text:style-name="Source_20_Text"><text:span text:style-name="INS">constexpr</text:span></text:span><text:span text:style-name="Source_20_Text"> expected&lt;T, E&gt;::expected(T&amp;&amp; </text:span><text:span text:style-name="Source_20_Text"><text:span text:style-name="Variable">v</text:span></text:span><text:span text:style-name="Source_20_Text">);</text:span> </text:p>
      <text:p text:style-name="P10">Requires: </text:p>
      <text:p text:style-name="P9"><text:span text:style-name="Source_20_Text">is_move_constructible&lt;T&gt;::value</text:span> is <text:span text:style-name="Source_20_Text">true</text:span>.</text:p>
      <text:p text:style-name="P10">Effects: </text:p>
      <text:p text:style-name="P9">Initializes the contained value as if direct-non-list-initializing an object of type <text:span text:style-name="Source_20_Text">T</text:span> with the expression <text:span text:style-name="Source_20_Text">std::move(</text:span><text:span text:style-name="Source_20_Text"><text:span text:style-name="Variable">v</text:span></text:span><text:span text:style-name="Source_20_Text">)</text:span>.</text:p>
      <text:p text:style-name="P10">Postconditions: </text:p>
      <text:p text:style-name="P9"><text:span text:style-name="Source_20_Text">*this</text:span> is valued.</text:p>
      <text:p text:style-name="P10">Throws: </text:p>
      <text:p text:style-name="P9">Any exception thrown by the selected constructor of <text:span text:style-name="Source_20_Text">T</text:span>.</text:p>
      <text:p text:style-name="P10">Remarks: </text:p>
      <text:p text:style-name="P9"><text:soft-page-break/>If <text:span text:style-name="Source_20_Text">T</text:span>'s selected constructor is a <text:span text:style-name="Source_20_Text">constexpr</text:span> constructor, this constructor shall be a <text:span text:style-name="Source_20_Text">constexpr</text:span> constructor.</text:p>
      <text:p text:style-name="Text_20_body"><text:span text:style-name="Source_20_Text">template &lt;class... Args&gt; constexpr explicit expected(in_place_t, Args&amp;&amp;... </text:span><text:span text:style-name="Source_20_Text"><text:span text:style-name="Variable">args</text:span></text:span><text:span text:style-name="Source_20_Text">);</text:span> </text:p>
      <text:p text:style-name="P10">Requires: </text:p>
      <text:p text:style-name="P9"><text:span text:style-name="Source_20_Text">is_constructible&lt;T, Args&amp;&amp;...&gt;::value</text:span> is <text:span text:style-name="Source_20_Text">true</text:span>.</text:p>
      <text:p text:style-name="P10">Effects: </text:p>
      <text:p text:style-name="P9">Initializes the contained value as if <text:span text:style-name="INS">direct-non-list-initializing</text:span> an object of type <text:span text:style-name="Source_20_Text">T</text:span> with the arguments <text:span text:style-name="Source_20_Text">std::forward&lt;Args&gt;(</text:span><text:span text:style-name="Source_20_Text"><text:span text:style-name="Variable">args</text:span></text:span><text:span text:style-name="Source_20_Text">)...</text:span>.</text:p>
      <text:p text:style-name="P10">Postconditions: </text:p>
      <text:p text:style-name="P9"><text:span text:style-name="Source_20_Text">*this</text:span> is valued.</text:p>
      <text:p text:style-name="P10">Throws: </text:p>
      <text:p text:style-name="P9">Any exception thrown by the selected constructor of <text:span text:style-name="Source_20_Text">T</text:span>.</text:p>
      <text:p text:style-name="P10">Remarks: </text:p>
      <text:p text:style-name="P9">If <text:span text:style-name="Source_20_Text">T</text:span>'s constructor selected for the initialization is a <text:span text:style-name="Source_20_Text">constexpr</text:span> constructor, this constructor shall be a <text:span text:style-name="Source_20_Text">constexpr</text:span> constructor.</text:p>
      <text:p text:style-name="Text_20_body"><text:span text:style-name="Source_20_Text">template &lt;class U, class... Args&gt;<text:line-break/></text:span><text:span text:style-name="Source_20_Text"><text:span text:style-name="INS">constexpr</text:span></text:span><text:span text:style-name="Source_20_Text"> explicit expected(in_place_t, initializer_list&lt;U&gt; </text:span><text:span text:style-name="Source_20_Text"><text:span text:style-name="Variable">il</text:span></text:span><text:span text:style-name="Source_20_Text">, Args&amp;&amp;... </text:span><text:span text:style-name="Source_20_Text"><text:span text:style-name="Variable">args</text:span></text:span><text:span text:style-name="Source_20_Text">);</text:span> </text:p>
      <text:p text:style-name="P10">Requires: </text:p>
      <text:p text:style-name="P9"><text:span text:style-name="Source_20_Text">is_constructible&lt;T, initializer_list&lt;U&gt;&amp;, Args&amp;&amp;...&gt;::value</text:span> is <text:span text:style-name="Source_20_Text">true</text:span>.</text:p>
      <text:p text:style-name="P10">Effects: </text:p>
      <text:p text:style-name="P9">Initializes the contained value as if <text:span text:style-name="INS">direct-non-list-initializing</text:span> an object of type <text:span text:style-name="Source_20_Text">T</text:span> with the arguments <text:span text:style-name="Source_20_Text"><text:span text:style-name="Variable">il</text:span></text:span><text:span text:style-name="Source_20_Text">, std::forward&lt;Args&gt;(</text:span><text:span text:style-name="Source_20_Text"><text:span text:style-name="Variable">args</text:span></text:span><text:span text:style-name="Source_20_Text">)...</text:span>.</text:p>
      <text:p text:style-name="P10">Postconditions: </text:p>
      <text:p text:style-name="P9"><text:span text:style-name="Source_20_Text">*this</text:span> is valued.</text:p>
      <text:p text:style-name="P10">Throws: </text:p>
      <text:p text:style-name="P9">Any exception thrown by the selected constructor of <text:span text:style-name="Source_20_Text">T</text:span>.</text:p>
      <text:p text:style-name="P10">Remarks: </text:p>
      <text:p text:style-name="P9"><text:soft-page-break/>The function shall not participate in overload resolution unless <text:span text:style-name="Source_20_Text">is_constructible&lt;T, initializer_list&lt;U&gt;&amp;, Args&amp;&amp;...&gt;::value</text:span> is <text:span text:style-name="Source_20_Text">true</text:span>.</text:p>
      <text:p text:style-name="P10">Remarks: </text:p>
      <text:p text:style-name="P9">If <text:span text:style-name="Source_20_Text">T</text:span>'s constructor selected for the initialization is a <text:span text:style-name="Source_20_Text">constexpr</text:span> constructor, this constructor shall be a <text:span text:style-name="Source_20_Text">constexpr</text:span> constructor.</text:p>
      <text:h text:style-name="Heading_20_5" text:outline-level="5"><text:bookmark text:name="optional.object.dtor"/>X.Y.4.2 Destructor [expected.object.dtor]</text:h>
      <text:p text:style-name="Text_20_body"><text:span text:style-name="Source_20_Text">expected&lt;T, E&gt;::~expected();</text:span> </text:p>
      <text:p text:style-name="P10">Effects: </text:p>
      <text:p text:style-name="P9">If <text:span text:style-name="Source_20_Text">is_trivially_destructible&lt;T&gt;::value != true</text:span> and <text:span text:style-name="Source_20_Text">*this</text:span> is valued, calls <text:span text:style-name="Source_20_Text"><text:span text:style-name="Variable">val</text:span></text:span><text:span text:style-name="Source_20_Text">-&gt;T::~T()</text:span>.</text:p>
      <text:p text:style-name="P9">If <text:span text:style-name="Source_20_Text">is_trivially_destructible&lt;E&gt;::value != true</text:span> and <text:span text:style-name="Source_20_Text">*this</text:span> is exceptional, calls <text:span text:style-name="Source_20_Text">error-&gt;E::~E()</text:span>.</text:p>
      <text:p text:style-name="P10">Remarks: </text:p>
      <text:p text:style-name="P9">If <text:span text:style-name="Source_20_Text">is_trivially_destructible&lt;T&gt;::value == true</text:span> and <text:span text:style-name="Source_20_Text">is_trivially_destructible&lt;E&gt;::value == true</text:span> then this destructor shall be a trivial destructor.</text:p>
      <text:h text:style-name="Heading_20_5" text:outline-level="5"><text:bookmark text:name="optional.object.assign"/>X.Y.4.3 Assignment [expected.object.assign]</text:h>
      <text:p text:style-name="Text_20_body"><text:span text:style-name="Source_20_Text">expected&lt;T, E&gt;&amp; expected&lt;T, E&gt;::operator=(const expected&lt;T, E&gt;&amp; </text:span><text:span text:style-name="Source_20_Text"><text:span text:style-name="Variable">rhs</text:span></text:span><text:span text:style-name="Source_20_Text">);</text:span> </text:p>
      <text:p text:style-name="P10">Requires: </text:p>
      <text:p text:style-name="P9"><text:span text:style-name="Source_20_Text">is_copy_constructible&lt;T&gt;::value</text:span> is <text:span text:style-name="Source_20_Text">true,</text:span> <text:span text:style-name="Source_20_Text">is_copy_assignable&lt;T&gt;::value</text:span> is <text:span text:style-name="Source_20_Text">true, is_copy_constructible&lt;E&gt;::value</text:span> is <text:span text:style-name="Source_20_Text">true</text:span> and <text:span text:style-name="Source_20_Text">is_copy_assignable&lt;E&gt;::value</text:span> is <text:span text:style-name="Source_20_Text">true</text:span>.</text:p>
      <text:p text:style-name="List_20_Heading">Effects: </text:p>
      <text:p text:style-name="List_20_Contents"/>
      <text:list xml:id="list1127605552" text:style-name="L7">
        <text:list-item>
          <text:p text:style-name="P28">if <text:span text:style-name="Source_20_Text">*this</text:span> is valued and <text:span text:style-name="Variable">rhs</text:span> is values, <text:span text:style-name="Source_20_Text">assigns *</text:span><text:span text:style-name="Variable">rhs</text:span><text:span text:style-name="Source_20_Text"> to the contained value val</text:span>, otherwise </text:p>
        </text:list-item>
        <text:list-item>
          <text:p text:style-name="P28">if <text:span text:style-name="Source_20_Text">*this</text:span> is valued and <text:span text:style-name="Source_20_Text"><text:span text:style-name="Variable">rhs</text:span></text:span> is exceptional, destroys the contained value by calling <text:span text:style-name="Source_20_Text"><text:span text:style-name="Variable">val</text:span></text:span><text:span text:style-name="Source_20_Text">-&gt;T::~T()</text:span>and <text:s/>initializes the contained value as if direct-non-list-initializing an object of type <text:span text:style-name="Source_20_Text">E</text:span> with <text:span text:style-name="Variable">rhs.error()</text:span>, otherwise </text:p>
        </text:list-item>
        <text:list-item>
          <text:p text:style-name="P28">if <text:span text:style-name="Source_20_Text">*this</text:span> is exceptional and <text:span text:style-name="Variable">rhs</text:span> is exceptional, <text:span text:style-name="Source_20_Text">assigns </text:span><text:span text:style-name="Variable">rhs.error()</text:span><text:span text:style-name="Source_20_Text"> to the contained value error, otherwise </text:span><text:s/></text:p>
        </text:list-item>
        <text:list-item>
          <text:p text:style-name="P28">if <text:span text:style-name="Source_20_Text">*this</text:span> is exceptional and <text:span text:style-name="Source_20_Text"><text:span text:style-name="Variable">rhs</text:span></text:span> is valued, destroys the contained value by calling <text:span text:style-name="Source_20_Text">error-&gt;E::~E()</text:span>and <text:s/>initializes the contained value as if direct-non-list-initializing an object of type <text:span text:style-name="Source_20_Text">E</text:span> with <text:span text:style-name="Source_20_Text"><text:span text:style-name="Variable">rhs.error().</text:span></text:span></text:p>
        </text:list-item>
      </text:list>
      <text:p text:style-name="P10">Returns: </text:p>
      <text:p text:style-name="P9"><text:soft-page-break/><text:span text:style-name="Source_20_Text">*this</text:span>.</text:p>
      <text:p text:style-name="P10">Postconditions: </text:p>
      <text:p text:style-name="P9"><text:span text:style-name="Source_20_Text">bool(</text:span><text:span text:style-name="Source_20_Text"><text:span text:style-name="Variable">rhs</text:span></text:span><text:span text:style-name="Source_20_Text">) == bool(*this)</text:span>.</text:p>
      <text:p text:style-name="P10">Exception Safety: </text:p>
      <text:p text:style-name="P9">If any exception is thrown, <text:span text:style-name="INS">the</text:span> values of <text:span text:style-name="Variable"><text:span text:style-name="T6">valued</text:span></text:span> and <text:span text:style-name="Source_20_Text"><text:span text:style-name="Variable">rhs.valued</text:span></text:span> remain unchanged. If an exception is thrown during the call to <text:span text:style-name="Source_20_Text">T</text:span>'s copy constructor, no effect. If an exception is thrown during the call to <text:span text:style-name="Source_20_Text">T</text:span>'s copy assignment, the state of its contained value is as defined by the exception safety guarantee of <text:span text:style-name="Source_20_Text">T</text:span>'s copy <text:span text:style-name="INS">assignment</text:span>. If an exception is thrown during the call to <text:span text:style-name="T6">E</text:span>'s copy constructor, no effect. If an exception is thrown during the call to <text:span text:style-name="T6">E</text:span>'s copy assignment, the state of its contained value is as defined by the exception safety guarantee of <text:span text:style-name="T6">E</text:span>'s copy <text:span text:style-name="INS">assignment</text:span>.</text:p>
      <text:p text:style-name="Text_20_body"><text:span text:style-name="Source_20_Text">expected&lt;T, E&gt;&amp; expected&lt;T, E&gt;::operator=(expected&lt;T, E&gt;&amp;&amp; </text:span><text:span text:style-name="Source_20_Text"><text:span text:style-name="Variable">rhs</text:span></text:span><text:span text:style-name="Source_20_Text">) noexcept(</text:span><text:span text:style-name="Source_20_Text"><text:span text:style-name="Emphasis">see below</text:span></text:span><text:span text:style-name="Source_20_Text">);</text:span> </text:p>
      <text:p text:style-name="P10">Requires: </text:p>
      <text:p text:style-name="P9"><text:span text:style-name="Source_20_Text">is_move_constructible&lt;T&gt;::value</text:span> is <text:span text:style-name="Source_20_Text">true, </text:span><text:s/><text:span text:style-name="Source_20_Text">is_move_assignable&lt;T&gt;::value</text:span> is <text:span text:style-name="Source_20_Text">true, is_move_constructible&lt;E&gt;::value</text:span> is <text:span text:style-name="Source_20_Text">true</text:span> and <text:span text:style-name="Source_20_Text">is_move_assignable&lt;E&gt;::value</text:span> is <text:span text:style-name="Source_20_Text">true</text:span>.</text:p>
      <text:p text:style-name="List_20_Heading">Effects: </text:p>
      <text:p text:style-name="List_20_Contents"/>
      <text:list xml:id="list402659243" text:style-name="L8">
        <text:list-item>
          <text:p text:style-name="P29">if <text:span text:style-name="Source_20_Text">*this</text:span> is valued and <text:span text:style-name="Variable">rhs</text:span> is values, <text:span text:style-name="Source_20_Text"><text:span text:style-name="T1">assigns</text:span></text:span><text:span text:style-name="Source_20_Text"> </text:span><text:span text:style-name="Source_20_Text"><text:span text:style-name="T7">std::move(*</text:span></text:span><text:span text:style-name="Variable"><text:span text:style-name="T7">rhs</text:span></text:span><text:span text:style-name="Source_20_Text"><text:span text:style-name="T7">)</text:span></text:span><text:span text:style-name="Source_20_Text"> </text:span><text:span text:style-name="Source_20_Text"><text:span text:style-name="T1">to the contained value</text:span></text:span><text:span text:style-name="Source_20_Text"> val</text:span>, otherwise </text:p>
        </text:list-item>
        <text:list-item>
          <text:p text:style-name="P29">if <text:span text:style-name="Source_20_Text">*this</text:span> is valued and <text:span text:style-name="Variable">rhs</text:span> is exceptional, destroys the contained value by calling <text:span text:style-name="Variable">val</text:span><text:span text:style-name="Source_20_Text">-&gt;T::~T()</text:span>and <text:s/>initializes the contained value as if direct-non-list-initializing an object of type <text:span text:style-name="Source_20_Text">E</text:span> with <text:span text:style-name="Variable">rhs.error()</text:span>, otherwise </text:p>
        </text:list-item>
        <text:list-item>
          <text:p text:style-name="P29">if <text:span text:style-name="Source_20_Text">*this</text:span> is exceptional and <text:span text:style-name="Variable">rhs</text:span> is exceptional, <text:span text:style-name="Source_20_Text"><text:span text:style-name="T1">assigns</text:span></text:span><text:span text:style-name="Source_20_Text"> </text:span><text:span text:style-name="Source_20_Text"><text:span text:style-name="T7">std::move(</text:span></text:span><text:span text:style-name="Variable"><text:span text:style-name="T7">rhs.error()</text:span></text:span><text:span text:style-name="Source_20_Text"><text:span text:style-name="T7">)</text:span></text:span><text:span text:style-name="Source_20_Text"> </text:span><text:span text:style-name="Source_20_Text"><text:span text:style-name="T1">to the contained value</text:span></text:span><text:span text:style-name="Source_20_Text"> error</text:span><text:span text:style-name="Source_20_Text"><text:span text:style-name="T1">, otherwise</text:span></text:span><text:span text:style-name="Source_20_Text"> </text:span><text:s/></text:p>
        </text:list-item>
        <text:list-item>
          <text:p text:style-name="P29">if <text:span text:style-name="Source_20_Text">*this</text:span> is exceptional and <text:span text:style-name="Variable">rhs</text:span> is valued, destroys the contained value by calling <text:span text:style-name="Source_20_Text">error-&gt;E::~E()</text:span>and <text:s/>initializes the contained value as if direct-non-list-initializing an object of type <text:span text:style-name="Source_20_Text">E</text:span> with <text:span text:style-name="Variable">rhs.error().</text:span></text:p>
          <text:p text:style-name="P29"/>
        </text:list-item>
      </text:list>
      <text:p text:style-name="P10">Returns: </text:p>
      <text:p text:style-name="P9"><text:span text:style-name="Source_20_Text">*this</text:span>.</text:p>
      <text:p text:style-name="P10">Postconditions: </text:p>
      <text:p text:style-name="P9"><text:span text:style-name="Source_20_Text">bool(</text:span><text:span text:style-name="Source_20_Text"><text:span text:style-name="Variable">rhs</text:span></text:span><text:span text:style-name="Source_20_Text">) == bool(*this)</text:span>.</text:p>
      <text:p text:style-name="P10">Remarks: </text:p>
      <text:p text:style-name="P9">The expression inside <text:span text:style-name="Source_20_Text">noexcept</text:span> is equivalent to:</text:p>
      <text:p text:style-name="P15"><text:soft-page-break/>is_nothrow_move_assignable&lt;T&gt;::value &amp;&amp; is_nothrow_move_constructible&lt;T&gt;::value &amp;&amp; is_nothrow_move_assignable&lt;E&gt;::value &amp;&amp; is_nothrow_move_constructible&lt;E&gt;::value</text:p>
      <text:p text:style-name="P10">Exception Safety: </text:p>
      <text:p text:style-name="P9">If any exception is thrown, <text:span text:style-name="INS">the</text:span> values of <text:span text:style-name="Variable"><text:span text:style-name="T6">valued and rhs.valued</text:span></text:span> remain unchanged. If an exception is thrown during the call to <text:span text:style-name="Source_20_Text">T</text:span>'s move constructor, the state of <text:span text:style-name="Source_20_Text">*rhs.val</text:span> is determined by exception safety guarantee of <text:span text:style-name="Source_20_Text">T</text:span>'s move constructor. If an exception is thrown during the call to <text:span text:style-name="Source_20_Text">T</text:span>'s move assignment, the state of <text:span text:style-name="Source_20_Text"><text:span text:style-name="Variable">*val</text:span></text:span> and <text:span text:style-name="Source_20_Text">*rhs.val</text:span> is determined by exception safety guarantee of <text:span text:style-name="Source_20_Text">T</text:span>'s move assignment. If an exception is thrown during the call to <text:span text:style-name="Source_20_Text">E</text:span>'s move constructor, the state of <text:span text:style-name="Source_20_Text">*rhs.error</text:span> is determined by exception safety guarantee of <text:span text:style-name="Source_20_Text">E</text:span>'s move constructor. If an exception is thrown during the call to <text:span text:style-name="Source_20_Text">E</text:span>'s move assignment, the state of <text:span text:style-name="Variable">*</text:span><text:span text:style-name="Variable"><text:span text:style-name="T6">error</text:span></text:span> and <text:span text:style-name="Source_20_Text">*rhs.error</text:span> is determined by exception safety guarantee of <text:span text:style-name="Source_20_Text">E</text:span>'s move assignment.</text:p>
      <text:p text:style-name="P9"/>
      <text:p text:style-name="Text_20_body"><text:span text:style-name="Source_20_Text">template &lt;class U&gt; expected&lt;T, E&gt;&amp; expected&lt;T, E&gt;::operator=(U&amp;&amp; </text:span><text:span text:style-name="Source_20_Text"><text:span text:style-name="Variable">v</text:span></text:span><text:span text:style-name="Source_20_Text">);</text:span> </text:p>
      <text:p text:style-name="P10">Requires: </text:p>
      <text:p text:style-name="P9"><text:span text:style-name="Source_20_Text">is_constructible&lt;T, U&gt;::value</text:span> is <text:span text:style-name="Source_20_Text">true</text:span> and <text:span text:style-name="Source_20_Text">is_assignable&lt;</text:span><text:span text:style-name="Source_20_Text"><text:span text:style-name="DEL">U, T</text:span></text:span><text:span text:style-name="Source_20_Text"><text:span text:style-name="INS">T&amp;, U</text:span></text:span><text:span text:style-name="Source_20_Text">&gt;::value</text:span> is <text:span text:style-name="Source_20_Text">true</text:span>.</text:p>
      <text:p text:style-name="P10">Effects: </text:p>
      <text:p text:style-name="P9">If <text:span text:style-name="Source_20_Text">*this</text:span> is valued assigns <text:span text:style-name="Source_20_Text">std::forward&lt;U&gt;(</text:span><text:span text:style-name="Source_20_Text"><text:span text:style-name="Variable">v</text:span></text:span><text:span text:style-name="Source_20_Text">)</text:span> to the contained value; otherwise destroys the contained value by calling <text:span text:style-name="Source_20_Text">error-&gt;E::~E()</text:span>and initializes the contained value as if direct-non-list-initializing object of type <text:span text:style-name="Source_20_Text">T</text:span> with <text:span text:style-name="Source_20_Text">std::forward&lt;U&gt;(</text:span><text:span text:style-name="Source_20_Text"><text:span text:style-name="Variable">v</text:span></text:span><text:span text:style-name="Source_20_Text">)</text:span>.</text:p>
      <text:p text:style-name="P10">Returns: </text:p>
      <text:p text:style-name="P9"><text:span text:style-name="Source_20_Text">*this</text:span>.</text:p>
      <text:p text:style-name="P10">Postconditions: </text:p>
      <text:p text:style-name="P9"><text:span text:style-name="Source_20_Text">*this</text:span> is valued.</text:p>
      <text:p text:style-name="P10">Exception Safety: </text:p>
      <text:p text:style-name="P9">If any exception is thrown, value of <text:span text:style-name="Variable"><text:span text:style-name="T6">valued</text:span></text:span> remains unchanged. If an exception is thrown during the call to <text:span text:style-name="Source_20_Text">T</text:span>'s constructor, the state of <text:span text:style-name="Source_20_Text"><text:span text:style-name="Variable">v</text:span></text:span> is determined by exception safety guarantee of <text:span text:style-name="Source_20_Text">T</text:span>'s constructor. If an exception is thrown during the call to <text:span text:style-name="Source_20_Text">T</text:span>'s assignment, the state of <text:span text:style-name="Source_20_Text"><text:span text:style-name="Variable">*val</text:span></text:span> and <text:span text:style-name="Source_20_Text"><text:span text:style-name="Variable">v</text:span></text:span> is determined by exception safety guarantee of <text:span text:style-name="Source_20_Text">T</text:span>'s assignment.</text:p>
      <text:p text:style-name="P10">Remarks: </text:p>
      <text:p text:style-name="P9">The function shall not participate in overload resolution unless <text:span text:style-name="Source_20_Text">is_same&lt;typename </text:span><text:span text:style-name="Source_20_Text"><text:span text:style-name="INS">decay</text:span></text:span><text:span text:style-name="Source_20_Text">&lt;U&gt;::type, T&gt;::value</text:span> is <text:span text:style-name="Source_20_Text">true</text:span>.</text:p>
      <text:p text:style-name="Text_20_body"><text:soft-page-break/>[<text:span text:style-name="T9">Note:</text:span> The reason to provide such generic assignment and then constraining it so that effectively <text:span text:style-name="Source_20_Text">T</text:span> == <text:span text:style-name="Source_20_Text">U</text:span> is to guarantee that assignment of the form <text:span text:style-name="Source_20_Text">o = {}</text:span> is unambiguous. —<text:span text:style-name="T9">end note</text:span>]</text:p>
      <text:p text:style-name="Text_20_body"><text:span text:style-name="Source_20_Text">template &lt;class... Args&gt; void expected&lt;T, E&gt;::emplace(Args&amp;&amp;... </text:span><text:span text:style-name="Source_20_Text"><text:span text:style-name="Variable">args</text:span></text:span><text:span text:style-name="Source_20_Text">);</text:span> </text:p>
      <text:p text:style-name="P10">Requires: </text:p>
      <text:p text:style-name="P9"><text:span text:style-name="Source_20_Text">is_constructible&lt;T, Args&amp;&amp;...&gt;::value</text:span> is <text:span text:style-name="Source_20_Text">true</text:span>.</text:p>
      <text:p text:style-name="P10">Effects: </text:p>
      <text:list xml:id="list1739075563" text:continue-list="list1127605552" text:style-name="L7">
        <text:list-item>
          <text:p text:style-name="P28">if <text:span text:style-name="Source_20_Text">*this</text:span> is valued, <text:span text:style-name="Source_20_Text">assigns the contained value val as if constructing an object of type T with the arguments std::forward&lt;Args&gt;(</text:span><text:span text:style-name="Variable">args</text:span><text:span text:style-name="Source_20_Text">)...</text:span>, otherwise </text:p>
        </text:list-item>
        <text:list-item>
          <text:p text:style-name="P31">destroys the contained value by calling <text:span text:style-name="Source_20_Text">error-&gt;E::~E()</text:span>and <text:s/>initializes the contained value as if constructing an object of type <text:span text:style-name="Source_20_Text">T</text:span> with the arguments <text:span text:style-name="Source_20_Text">std::forward&lt;Args&gt;(</text:span><text:span text:style-name="Variable">args</text:span><text:span text:style-name="Source_20_Text">)...</text:span><text:span text:style-name="Variable">.</text:span></text:p>
        </text:list-item>
      </text:list>
      <text:p text:style-name="P10">Postconditions: </text:p>
      <text:p text:style-name="P9"><text:span text:style-name="Source_20_Text">*this</text:span> is valued.</text:p>
      <text:p text:style-name="P10">Throws: </text:p>
      <text:p text:style-name="P9">Any exception thrown by the selected constructor of <text:span text:style-name="Source_20_Text">T</text:span>.</text:p>
      <text:p text:style-name="P10">Exception Safety: </text:p>
      <text:p text:style-name="P9">If an exception is thrown during the call to <text:span text:style-name="Source_20_Text">T</text:span>'s constructor, <text:span text:style-name="Source_20_Text">*this</text:span> is disengaged, and the previous <text:span text:style-name="Source_20_Text"><text:span text:style-name="Variable">*val</text:span></text:span> (if any) has been destroyed.</text:p>
      <text:p text:style-name="Text_20_body"><text:span text:style-name="Source_20_Text">template &lt;class U, class... Args&gt; void expected&lt;T, E&gt;::emplace(initializer_list&lt;U&gt; </text:span><text:span text:style-name="Source_20_Text"><text:span text:style-name="Variable">il</text:span></text:span><text:span text:style-name="Source_20_Text">, Args&amp;&amp;... </text:span><text:span text:style-name="Source_20_Text"><text:span text:style-name="Variable">args</text:span></text:span><text:span text:style-name="Source_20_Text">);</text:span> </text:p>
      <text:p text:style-name="P10">Requires: </text:p>
      <text:p text:style-name="P9"><text:span text:style-name="Source_20_Text">is_constructible&lt;T, initializer_list&lt;U&gt;&amp;, Args&amp;&amp;...&gt;::value</text:span> is <text:span text:style-name="Source_20_Text">true</text:span>.</text:p>
      <text:p text:style-name="P10">Effects: </text:p>
      <text:list xml:id="list1162131622" text:continue-numbering="true" text:style-name="L7">
        <text:list-item>
          <text:p text:style-name="P28">if <text:span text:style-name="Source_20_Text">*this</text:span> is valued, <text:span text:style-name="Source_20_Text">assigns the contained value val as if constructing an object of type T with the arguments </text:span><text:span text:style-name="Variable">il</text:span><text:span text:style-name="Source_20_Text">,</text:span><text:span text:style-name="Source_20_Text">std::forward&lt;Args&gt;(</text:span><text:span text:style-name="Variable">args</text:span><text:span text:style-name="Source_20_Text">)...</text:span>, otherwise </text:p>
        </text:list-item>
        <text:list-item>
          <text:p text:style-name="P28">destroys the contained value by calling <text:span text:style-name="Source_20_Text">error-&gt;E::~E()</text:span>and <text:s/>initializes the contained value as if constructing an object of type <text:span text:style-name="Source_20_Text">T</text:span> with the arguments <text:span text:style-name="Variable">il</text:span><text:span text:style-name="Source_20_Text">,</text:span><text:span text:style-name="Source_20_Text">std::forward&lt;Args&gt;(</text:span><text:span text:style-name="Variable">args</text:span><text:span text:style-name="Source_20_Text">)...</text:span><text:span text:style-name="Variable">.</text:span></text:p>
        </text:list-item>
      </text:list>
      <text:p text:style-name="P10">Postconditions: </text:p>
      <text:p text:style-name="P9"><text:span text:style-name="Source_20_Text">*this</text:span> is valued.</text:p>
      <text:p text:style-name="P10"><text:soft-page-break/>Throws: </text:p>
      <text:p text:style-name="P9">Any exception thrown by the selected constructor of <text:span text:style-name="Source_20_Text">T</text:span>.</text:p>
      <text:p text:style-name="P10">Exception Safety: </text:p>
      <text:p text:style-name="P9">If an exception is thrown during the call to <text:span text:style-name="Source_20_Text">T</text:span>'s constructor, <text:span text:style-name="Source_20_Text">*this</text:span> is disengaged, and the previous <text:span text:style-name="Source_20_Text"><text:span text:style-name="Variable">*val</text:span></text:span> (if any) has been destroyed.</text:p>
      <text:p text:style-name="P10">Remarks: </text:p>
      <text:p text:style-name="P9">The function shall not participate in overload resolution unless <text:span text:style-name="Source_20_Text">is_constructible&lt;T, initializer_list&lt;U&gt;&amp;, Args&amp;&amp;...&gt;::value</text:span> is <text:span text:style-name="Source_20_Text">true</text:span>.</text:p>
      <text:h text:style-name="Heading_20_5" text:outline-level="5"><text:bookmark text:name="optional.object.swap"/>X.Y.4.4 Swap [expected.object.swap]</text:h>
      <text:p text:style-name="Text_20_body"><text:span text:style-name="Source_20_Text">void expected&lt;T, E&gt;::swap(expected&lt;T, E&gt;&amp; rhs) noexcept(</text:span><text:span text:style-name="Source_20_Text"><text:span text:style-name="Emphasis">see below</text:span></text:span><text:span text:style-name="Source_20_Text">);</text:span> </text:p>
      <text:p text:style-name="P10">Requires: LValues of type T shall be swappable, <text:span text:style-name="Source_20_Text">is_move_constructible&lt;T&gt;::value</text:span> is <text:span text:style-name="Source_20_Text">true, </text:span><text:span text:style-name="Source_20_Text"><text:span text:style-name="T1">LValues of type</text:span></text:span><text:span text:style-name="Source_20_Text"> E </text:span><text:span text:style-name="Source_20_Text"><text:span text:style-name="T1">shall be swappable and</text:span></text:span><text:span text:style-name="Source_20_Text"> is_move_constructible&lt;T&gt;::value </text:span><text:span text:style-name="Source_20_Text"><text:span text:style-name="T1">is</text:span></text:span><text:span text:style-name="Source_20_Text"> true.</text:span></text:p>
      <text:p text:style-name="List_20_Heading">Effects: </text:p>
      <text:p text:style-name="List_20_Contents"/>
      <text:list xml:id="list1530946746" text:style-name="L9">
        <text:list-item>
          <text:p text:style-name="P30">if <text:span text:style-name="Source_20_Text">*this</text:span> is valued and <text:span text:style-name="Source_20_Text"><text:span text:style-name="Variable">rhs</text:span></text:span> is exceptional, initializes the contained value of <text:span text:style-name="Source_20_Text"><text:span text:style-name="Variable">rhs</text:span></text:span> by direct-initialization with <text:span text:style-name="Source_20_Text">std::move(*(*this))</text:span>, followed by <text:span text:style-name="Source_20_Text">val-&gt;T::~T(), swap(</text:span><text:span text:style-name="Source_20_Text"><text:span text:style-name="Variable">init</text:span></text:span><text:span text:style-name="Source_20_Text">, </text:span><text:span text:style-name="Source_20_Text"><text:span text:style-name="Variable">rhs.init</text:span></text:span><text:span text:style-name="Source_20_Text">)</text:span>, otherwise </text:p>
        </text:list-item>
        <text:list-item>
          <text:p text:style-name="P30">if <text:span text:style-name="Source_20_Text">*this</text:span> is disengaged and <text:span text:style-name="Source_20_Text"><text:span text:style-name="Variable">rhs</text:span></text:span> is engaged, initializes the contained value of <text:span text:style-name="Source_20_Text">*this</text:span> by direct-initialization with <text:span text:style-name="Source_20_Text">std::move(*</text:span><text:span text:style-name="Source_20_Text"><text:span text:style-name="Variable">rhs</text:span></text:span><text:span text:style-name="Source_20_Text">)</text:span>, followed by <text:span text:style-name="Source_20_Text">rhs.val-&gt;T::~T(), swap(</text:span><text:span text:style-name="Source_20_Text"><text:span text:style-name="Variable">init</text:span></text:span><text:span text:style-name="Source_20_Text">, </text:span><text:span text:style-name="Source_20_Text"><text:span text:style-name="Variable">rhs.init</text:span></text:span><text:span text:style-name="Source_20_Text">)</text:span>, otherwise </text:p>
        </text:list-item>
        <text:list-item>
          <text:p text:style-name="P30">(if both <text:span text:style-name="Source_20_Text">*this</text:span> and <text:span text:style-name="Source_20_Text"><text:span text:style-name="Variable">rhs</text:span></text:span> are engaged) calls <text:span text:style-name="Source_20_Text">swap(*(*this), *</text:span><text:span text:style-name="Source_20_Text"><text:span text:style-name="Variable">rhs</text:span></text:span><text:span text:style-name="Source_20_Text">)</text:span>. </text:p>
        </text:list-item>
      </text:list>
      <text:p text:style-name="P10">Throws: </text:p>
      <text:p text:style-name="P9">Any exceptions that the expressions in the Effects clause throw.</text:p>
      <text:p text:style-name="P10">Remarks: </text:p>
      <text:p text:style-name="P9">The expression inside <text:span text:style-name="Source_20_Text">noexcept</text:span> is equivalent to: </text:p>
      <text:p text:style-name="P15">is_nothrow_move_constructible&lt;T&gt;::value &amp;&amp; noexcept(swap(declval&lt;T&amp;&gt;(), declval&lt;T&amp;&gt;())) &amp;&amp; is_nothrow_move_constructible&lt;E&gt;::value &amp;&amp; noexcept(swap(declval&lt;E&amp;&gt;(), declval&lt;E&amp;&gt;()))</text:p>
      <text:p text:style-name="P10">Exception Safety: </text:p>
      <text:p text:style-name="P9">If any exception is thrown, values of <text:span text:style-name="Source_20_Text"><text:span text:style-name="Variable">init</text:span></text:span> and <text:span text:style-name="Source_20_Text"><text:span text:style-name="Variable">rhs.init</text:span></text:span> remain unchanged. If an exception is thrown during the call to function <text:span text:style-name="Source_20_Text">swap</text:span> the state of <text:span text:style-name="Source_20_Text"><text:span text:style-name="Variable">*val</text:span></text:span> and <text:span text:style-name="Source_20_Text">*rhs.val</text:span> is determined by the exception safety guarantee of <text:span text:style-name="Source_20_Text">swap</text:span> for lvalues of <text:span text:style-name="Source_20_Text">T</text:span>. If an exception is thrown during the call to <text:span text:style-name="Source_20_Text">T</text:span>'s move constructor, the state of <text:span text:style-name="Source_20_Text"><text:span text:style-name="Variable">*val</text:span></text:span> and <text:span text:style-name="Source_20_Text">*rhs.val</text:span> is determined by the exception safety guarantee of <text:span text:style-name="Source_20_Text">T</text:span>'s move constructor.</text:p>
      <text:h text:style-name="Heading_20_5" text:outline-level="5"><text:bookmark text:name="optional.object.observe"/><text:soft-page-break/>X.Y.4.5 Observers [expected.object.observe]</text:h>
      <text:p text:style-name="Text_20_body"><text:span text:style-name="Source_20_Text">constexpr T const* expected&lt;T, E&gt;::operator-&gt;() const;<text:line-break/>T* expected&lt;T, E&gt;::operator-&gt;();</text:span> </text:p>
      <text:p text:style-name="P10">Requires: </text:p>
      <text:p text:style-name="P9"><text:span text:style-name="Source_20_Text">*this</text:span> is valued.</text:p>
      <text:p text:style-name="P10">Returns: </text:p>
      <text:p text:style-name="P9"><text:span text:style-name="Source_20_Text"><text:span text:style-name="Variable">val</text:span></text:span>.</text:p>
      <text:p text:style-name="P10">Throws: </text:p>
      <text:p text:style-name="P9">Nothing.</text:p>
      <text:p text:style-name="P10">Remarks: </text:p>
      <text:p text:style-name="P9">Unless <text:span text:style-name="Source_20_Text">T</text:span> is a user-defined type with overloaded unary <text:span text:style-name="Source_20_Text">operator&amp;</text:span>, the first function shall be a <text:span text:style-name="Source_20_Text">constexpr</text:span> function.</text:p>
      <text:p text:style-name="Text_20_body"><text:span text:style-name="Source_20_Text">constexpr T const&amp; expected&lt;T, E&gt;::operator*() const;<text:line-break/>T&amp; expected&lt;T, E&gt;::operator*();</text:span> </text:p>
      <text:p text:style-name="P10">Requires: </text:p>
      <text:p text:style-name="P9"><text:span text:style-name="Source_20_Text">*this</text:span> is valued.</text:p>
      <text:p text:style-name="P10">Returns: </text:p>
      <text:p text:style-name="P9"><text:span text:style-name="Source_20_Text">*</text:span><text:span text:style-name="Source_20_Text"><text:span text:style-name="Variable">val</text:span></text:span>.</text:p>
      <text:p text:style-name="P10">Throws: </text:p>
      <text:p text:style-name="P9">Nothing.</text:p>
      <text:p text:style-name="P10">Remarks: </text:p>
      <text:p text:style-name="P9">The first function shall be a <text:span text:style-name="Source_20_Text">constexpr</text:span> function.</text:p>
      <text:p text:style-name="Text_20_body"><text:span text:style-name="Source_20_Text">constexpr explicit expected&lt;T, E&gt;::operator bool() noexcept;</text:span> </text:p>
      <text:p text:style-name="P10">Returns: </text:p>
      <text:p text:style-name="P9"><text:span text:style-name="Variable"><text:span text:style-name="T6">valued</text:span></text:span>.</text:p>
      <text:p text:style-name="P10">Remarks: </text:p>
      <text:p text:style-name="P9"><text:span text:style-name="INS">T</text:span>his function shall be a <text:span text:style-name="Source_20_Text">constexpr</text:span> function.</text:p>
      <text:p text:style-name="Text_20_body"><text:span text:style-name="Source_20_Text">constexpr T const&amp; expected&lt;T, E&gt;::value() const;<text:line-break/>T&amp; expected&lt;T, E&gt;::value();</text:span> </text:p>
      <text:p text:style-name="P10"><text:soft-page-break/>Returns: </text:p>
      <text:p text:style-name="P9"><text:span text:style-name="Source_20_Text"><text:span text:style-name="Variable">*val</text:span></text:span>, if <text:span text:style-name="Source_20_Text">bool(*this)</text:span>.</text:p>
      <text:p text:style-name="P10">Throws: </text:p>
      <text:p text:style-name="P9"><text:span text:style-name="Source_20_Text">bad_expected_access</text:span> if <text:span text:style-name="Source_20_Text">!*this</text:span>.</text:p>
      <text:p text:style-name="P10">Remarks: </text:p>
      <text:p text:style-name="P9">The first function shall be a <text:span text:style-name="Source_20_Text">constexpr</text:span> function.</text:p>
      <text:p text:style-name="Text_20_body"><text:span text:style-name="Source_20_Text">template &lt;class U&gt; constexpr T expected&lt;T, E&gt;::value_or(U&amp;&amp; </text:span><text:span text:style-name="Source_20_Text"><text:span text:style-name="Variable">v</text:span></text:span><text:span text:style-name="Source_20_Text">) const&amp;;</text:span> </text:p>
      <text:p text:style-name="P10">Requires: </text:p>
      <text:p text:style-name="P9"><text:span text:style-name="Source_20_Text">is_copy_constructible&lt;T&gt;::value</text:span> is <text:span text:style-name="Source_20_Text">true</text:span> and <text:span text:style-name="Source_20_Text">is_convertible&lt;U&amp;&amp;, T&gt;::value</text:span> is <text:span text:style-name="Source_20_Text">true</text:span>.</text:p>
      <text:p text:style-name="P10">Returns: </text:p>
      <text:p text:style-name="P9"><text:span text:style-name="Source_20_Text">bool(*this) ? **this : static_cast&lt;T&gt;(std::forward&lt;U&gt;(</text:span><text:span text:style-name="Source_20_Text"><text:span text:style-name="Variable">v</text:span></text:span><text:span text:style-name="Source_20_Text">))</text:span>.</text:p>
      <text:p text:style-name="P10">Throws: </text:p>
      <text:p text:style-name="P9">Any exception thrown by the selected constructor of <text:span text:style-name="Source_20_Text">T</text:span>.</text:p>
      <text:p text:style-name="P10">Exception Safety: </text:p>
      <text:p text:style-name="P9">If <text:span text:style-name="Source_20_Text"><text:span text:style-name="Variable">init</text:span></text:span><text:span text:style-name="Source_20_Text"> == true</text:span> and exception is thrown during the call to <text:span text:style-name="Source_20_Text">T</text:span>'s constructor, the value of <text:span text:style-name="Source_20_Text"><text:span text:style-name="Variable">init</text:span></text:span> and <text:span text:style-name="Source_20_Text"><text:span text:style-name="Variable">v</text:span></text:span> remains unchanged and the state of <text:span text:style-name="Source_20_Text"><text:span text:style-name="Variable">*val</text:span></text:span> is determined by the exception safety guarantee of the selected constructor of <text:span text:style-name="Source_20_Text">T</text:span>. Otherwise, when exception is thrown during the call to <text:span text:style-name="Source_20_Text">T</text:span>'s constructor, the value of <text:span text:style-name="Source_20_Text"><text:span text:style-name="Variable">*this</text:span></text:span> remains unchanged and the state of <text:span text:style-name="Source_20_Text"><text:span text:style-name="Variable">v</text:span></text:span> is determined by the exception safety guarantee of the selected constructor of <text:span text:style-name="Source_20_Text">T</text:span>.</text:p>
      <text:p text:style-name="P10">Remarks: </text:p>
      <text:p text:style-name="P9"><text:span text:style-name="INS">If both constructors of </text:span><text:span text:style-name="INS"><text:span text:style-name="Source_20_Text">T</text:span></text:span><text:span text:style-name="INS"> which could be selected are </text:span><text:span text:style-name="INS"><text:span text:style-name="Source_20_Text">constexpr </text:span></text:span><text:span text:style-name="INS">constructors</text:span>, this function shall be a <text:span text:style-name="Source_20_Text">constexpr</text:span> function.</text:p>
      <text:p text:style-name="Text_20_body"><text:span text:style-name="Source_20_Text">template &lt;class U&gt; T expected&lt;T, E&gt;::value_or(U&amp;&amp; </text:span><text:span text:style-name="Source_20_Text"><text:span text:style-name="Variable">v</text:span></text:span><text:span text:style-name="Source_20_Text">) &amp;&amp;;</text:span> </text:p>
      <text:p text:style-name="P10">Requires: </text:p>
      <text:p text:style-name="P9"><text:span text:style-name="Source_20_Text">is_move_constructible&lt;T&gt;::value</text:span> is <text:span text:style-name="Source_20_Text">true</text:span> and <text:span text:style-name="Source_20_Text">is_convertible&lt;U&amp;&amp;, T&gt;::value</text:span> is <text:span text:style-name="Source_20_Text">true</text:span>.</text:p>
      <text:p text:style-name="P10">Returns: </text:p>
      <text:p text:style-name="P9"><text:span text:style-name="Source_20_Text">bool(*this) ? std::move(**this) : static_cast&lt;T&gt;(std::forward&lt;U&gt;(</text:span><text:span text:style-name="Source_20_Text"><text:span text:style-name="Variable">v</text:span></text:span><text:span text:style-name="Source_20_Text">))</text:span>.</text:p>
      <text:p text:style-name="P10"><text:soft-page-break/>Throws: </text:p>
      <text:p text:style-name="P9">Any exception thrown by the selected constructor of <text:span text:style-name="Source_20_Text">T</text:span>.</text:p>
      <text:p text:style-name="P10">Exception Safety: </text:p>
      <text:p text:style-name="P9">If <text:span text:style-name="Source_20_Text"><text:span text:style-name="Variable">init</text:span></text:span><text:span text:style-name="Source_20_Text"> == true</text:span> and exception is thrown during the call to <text:span text:style-name="Source_20_Text">T</text:span>'s constructor, the value of <text:span text:style-name="Source_20_Text"><text:span text:style-name="Variable">init</text:span></text:span> and <text:span text:style-name="Source_20_Text"><text:span text:style-name="Variable">v</text:span></text:span> remains unchanged and the state of <text:span text:style-name="Source_20_Text"><text:span text:style-name="Variable">*val</text:span></text:span> is determined by the exception safety guarantee of the <text:span text:style-name="Source_20_Text">T</text:span>'s constructor. Otherwise, when exception is thrown during the call to <text:span text:style-name="Source_20_Text">T</text:span>'s constructor, the value of <text:span text:style-name="Source_20_Text"><text:span text:style-name="Variable">*this</text:span></text:span> remains unchanged and the state of <text:span text:style-name="Source_20_Text"><text:span text:style-name="Variable">v</text:span></text:span> is determined by the exception safety guarantee of the selected constructor of <text:span text:style-name="Source_20_Text">T</text:span>.</text:p>
      <text:h text:style-name="Heading_20_4" text:outline-level="4"><text:bookmark text:name="optional.inplace"/>X.Y.5 Exceptional construction [expect.exceptional]</text:h>
      <text:p text:style-name="Text_20_body"><text:span text:style-name="Source_20_Text">struct exceptional_t{}; <text:line-break/>constexpr exceptional_t </text:span><text:span text:style-name="Source_20_Text">exceptional</text:span><text:span text:style-name="Source_20_Text">{};</text:span> </text:p>
      <text:p text:style-name="Text_20_body">The struct <text:span text:style-name="Source_20_Text">exceptional_t</text:span> is an empty structure type used as a unique type to disambiguate constructor and function overloading. Specifically, <text:span text:style-name="Source_20_Text">expected&lt;T, E&gt;</text:span> has a constructor with <text:span text:style-name="Source_20_Text">exceptional_t</text:span> as the first argument followed by an E; this indicates that <text:span text:style-name="Source_20_Text">expected&lt;T, E&gt;</text:span> should be constructed as exceptional. </text:p>
      <text:h text:style-name="Heading_20_4" text:outline-level="4"><text:bookmark text:name="optional.bad_optional_access"/>X.Y.7 Class <text:span text:style-name="Source_20_Text">bad_expected_access</text:span> [expected.bad_expected_access]</text:h>
      <text:p text:style-name="Preformatted_20_Text">namespace std {</text:p>
      <text:p text:style-name="Preformatted_20_Text"><text:s text:c="2"/>class bad_expected_access : public logic_error {</text:p>
      <text:p text:style-name="Preformatted_20_Text"><text:s text:c="2"/>public:</text:p>
      <text:p text:style-name="Preformatted_20_Text"><text:s text:c="4"/>explicit bad_expected_access(const string&amp; what_arg);</text:p>
      <text:p text:style-name="Preformatted_20_Text"><text:s text:c="4"/>explicit bad_expected_access(const char* what_arg);</text:p>
      <text:p text:style-name="Preformatted_20_Text"><text:s text:c="2"/>};</text:p>
      <text:p text:style-name="P7">}</text:p>
      <text:p text:style-name="Text_20_body">The class <text:span text:style-name="Source_20_Text">bad_expected_access</text:span> defines the type of objects thrown as exceptions to report the situation where an attempt is made to access the value of a exceptional expected object.</text:p>
      <text:p text:style-name="Text_20_body"><text:span text:style-name="Source_20_Text">bad_expected_access(const string&amp; what_arg);</text:span> </text:p>
      <text:p text:style-name="P10">Effects: </text:p>
      <text:p text:style-name="P9">Constructs an object of class <text:span text:style-name="Source_20_Text">bad_expected_access</text:span>.</text:p>
      <text:p text:style-name="P10">Postcondition: </text:p>
      <text:p text:style-name="P9"><text:span text:style-name="Source_20_Text">strcmp(what(), what_arg.c_str()) == 0</text:span>.</text:p>
      <text:p text:style-name="Text_20_body"><text:span text:style-name="Source_20_Text">bad_expected_access(const char* what_arg);</text:span> </text:p>
      <text:p text:style-name="P10">Effects: </text:p>
      <text:p text:style-name="P9">Constructs an object of class <text:span text:style-name="Source_20_Text">bad_expected_access</text:span>.</text:p>
      <text:p text:style-name="P10">Postcondition: </text:p>
      <text:p text:style-name="P9"><text:span text:style-name="Source_20_Text">strcmp(what(), what_arg) == 0</text:span>.</text:p>
      <text:h text:style-name="Heading_20_4" text:outline-level="4"><text:bookmark text:name="optional.specalg"/><text:soft-page-break/>X.Y.11 Specialized algorithms [expected.specalg]</text:h>
      <text:p text:style-name="Preformatted_20_Text"><text:span text:style-name="Source_20_Text">template &lt;class T, class E&gt; void swap(expected&lt;T, E&gt;&amp; x, expected&lt;T, E&gt;&amp; y) noexcept(noexcept(x.swap(y)));</text:span> </text:p>
      <text:p text:style-name="P10">Effects: </text:p>
      <text:p text:style-name="P9">calls <text:span text:style-name="Source_20_Text">x.swap(y)</text:span>.</text:p>
      <text:p text:style-name="Preformatted_20_Text"><text:span text:style-name="Source_20_Text">template &lt;class T&gt;<text:line-break/> <text:s text:c="2"/>constexpr expected&lt;typename decay&lt;T&gt;::type&gt; make_expected(T&amp;&amp; </text:span><text:span text:style-name="Variable">v</text:span><text:span text:style-name="Source_20_Text">);</text:span></text:p>
      <text:p text:style-name="Preformatted_20_Text"><text:s/></text:p>
      <text:p text:style-name="P10">Returns: </text:p>
      <text:p text:style-name="P14"><text:span text:style-name="Source_20_Text">expected&lt;typename decay&lt;T&gt;::type&gt;(std::forward&lt;T&gt;(</text:span><text:span text:style-name="Variable">v</text:span><text:span text:style-name="Source_20_Text">))</text:span>.</text:p>
      <text:p text:style-name="Text_20_body"><text:span text:style-name="Source_20_Text"/></text:p>
      <text:p text:style-name="Preformatted_20_Text"><text:span text:style-name="Source_20_Text">template &lt;&gt; constexpr expected&lt;void&gt; make_expected();</text:span> </text:p>
      <text:p text:style-name="P10">Returns: </text:p>
      <text:p text:style-name="P14"><text:span text:style-name="Source_20_Text">expected&lt;void&gt;(in_place)</text:span>.</text:p>
      <text:p text:style-name="P14"/>
      <text:p text:style-name="Preformatted_20_Text"><text:span text:style-name="Source_20_Text">template &lt;class T&gt;<text:line-break/> constexpr expected&lt;T&gt; make_expected_from_exception(std::exception_ptr </text:span><text:span text:style-name="Variable">v</text:span><text:span text:style-name="Source_20_Text">);</text:span> </text:p>
      <text:p text:style-name="Preformatted_20_Text"/>
      <text:p text:style-name="P10">Returns: </text:p>
      <text:p text:style-name="P14"><text:span text:style-name="Source_20_Text">expected&lt;T&gt;(exceptional, std::forward&lt;E&gt;(</text:span><text:span text:style-name="Variable">v</text:span><text:span text:style-name="Source_20_Text">))</text:span>.</text:p>
      <text:p text:style-name="P14"/>
      <text:p text:style-name="Preformatted_20_Text"><text:span text:style-name="Source_20_Text">template &lt;class T, class E&gt;<text:line-break/> constexpr expected&lt;T&gt; make_expected_from_exception(E&amp;&amp; </text:span><text:span text:style-name="Variable">v</text:span><text:span text:style-name="Source_20_Text">);</text:span></text:p>
      <text:p text:style-name="Preformatted_20_Text"><text:s/></text:p>
      <text:p text:style-name="P10">Returns: <text:s/>Equivalent to</text:p>
      <text:p text:style-name="P14"><text:span text:style-name="T6">if(typeid(e)!=typeid(E)){</text:span><text:span text:style-name="Source_20_Text"><text:line-break/> <text:s/></text:span><text:span text:style-name="T6">throw invalid_argument(</text:span><text:span text:style-name="Source_20_Text"><text:span text:style-name="T6"> </text:span></text:span>"slicing detected");<text:span text:style-name="Source_20_Text"><text:line-break/></text:span>}</text:p>
      <text:p text:style-name="P14"><text:span text:style-name="Source_20_Text"><text:span text:style-name="T6">return make_expected_from_exception&lt;T&gt;(make_exception_ptr(v));</text:span></text:span></text:p>
      <text:p text:style-name="P14"><text:span text:style-name="Source_20_Text"><text:span text:style-name="T6"/></text:span></text:p>
      <text:p text:style-name="Preformatted_20_Text"><text:span text:style-name="Source_20_Text">template &lt;class T&gt;<text:line-break/> <text:s/>constexpr expected&lt;T&gt; make_expected_from_exception(</text:span><text:span text:style-name="Source_20_Text">);</text:span> </text:p>
      <text:p text:style-name="P10">Returns:</text:p>
      <text:p text:style-name="P14"><text:span text:style-name="Source_20_Text">make_expected_from_exception&lt;T&gt;(std::current_exception())</text:span></text:p>
      <text:p text:style-name="Preformatted_20_Text"><text:span text:style-name="Source_20_Text"/></text:p>
      <text:p text:style-name="Preformatted_20_Text"><text:span text:style-name="Source_20_Text">template &lt;class F&gt;<text:line-break/> constexpr typename expected&lt;result_type&lt;F&gt;::type<text:line-break/> make_expected_from_call(F f);</text:span> </text:p>
      <text:p text:style-name="Preformatted_20_Text"/>
      <text:p text:style-name="P10">Returns: </text:p>
      <text:p text:style-name="P18"><text:span text:style-name="Source_20_Text"/></text:p>
      <text:h text:style-name="Heading_20_4" text:outline-level="4">X.Y.12 Hash support [expected.hash]</text:h>
      <text:p text:style-name="Preformatted_20_Text"><text:span text:style-name="Source_20_Text">template &lt;class T, class E&gt; struct hash&lt;expected&lt;T, E&gt;&gt;;</text:span> </text:p>
      <text:p text:style-name="P10">Requires: </text:p>
      <text:p text:style-name="P9">the template specilaization <text:span text:style-name="Source_20_Text">hash&lt;T&gt; and hash&lt;E&gt;</text:span> shall meet the requirements of class <text:soft-page-break/>template <text:span text:style-name="Source_20_Text">hash</text:span> (Z.X.Y). The template specialization <text:span text:style-name="Source_20_Text">hash&lt;expected&lt;T, E&gt;&gt;</text:span> shall meet the requirements of class template <text:span text:style-name="Source_20_Text">hash</text:span>. For an object <text:span text:style-name="Source_20_Text">o</text:span> of type <text:span text:style-name="Source_20_Text">expected&lt;T, E&gt;</text:span>, if <text:span text:style-name="Source_20_Text">bool(o) == true</text:span>, <text:span text:style-name="Source_20_Text">hash&lt;expected&lt;T, E&gt;&gt;()(o)</text:span> shall evaluate to the same value as <text:span text:style-name="Source_20_Text">hash&lt;T, E&gt;()(*o)</text:span>; <text:span text:style-name="INS">otherwise it evaluates to an unspecified value</text:span>.</text:p>
      <text:p text:style-name="Preformatted_20_Text"><text:span text:style-name="Source_20_Text">template &lt;class E&gt; struct hash&lt;expected&lt;void, E&gt;&gt;;</text:span></text:p>
      <text:h text:style-name="Heading_20_2" text:outline-level="2"><text:bookmark text:name="implementability"/>Implementability</text:h>
      <text:p text:style-name="Text_20_body">This proposal can be implemented as pure library extension, without any compiler magic support, in C++14. An almost full reference implementation of this proposal can be found at TBoost.Expected [4]. </text:p>
      <text:h text:style-name="Heading_20_2" text:outline-level="2">Acknowledgements</text:h>
      <text:p text:style-name="Text_20_body">We are very grateful to <text:span text:style-name="T2">Andrei Alexandrescu</text:span> for his talk, which was the origin of this work.</text:p>
      <text:p text:style-name="Text_20_body">We thanks also to every one that has contributed to the Haskell either monad, as either's interface was a source of inspiration.</text:p>
      <text:p text:style-name="Text_20_body">Thanks to Fernando Cacciola, Andrzej Krzemieński and every one that has contributed to the wording of <text:s/><text:span text:style-name="T5">N3793 [1].</text:span></text:p>
      <text:h text:style-name="Heading_20_2" text:outline-level="2">References</text:h>
      <text:p text:style-name="Text_20_body"><text:span text:style-name="T5">[1] “N3793 - </text:span><text:bookmark text:name="title1"/><text:span text:style-name="T4">A proposal to add a utility class to represent optional objects (Revision 5)”, Fernando Cacciola and </text:span>Andrzej Krzemieński.</text:p>
      <text:p text:style-name="Text_20_body"><text:a xlink:type="simple" xlink:href="http://www.open-std.org/jtc1/sc22/wg21/docs/papers/2013/n3793.html">http://www.open-std.org/jtc1/sc22/wg21/docs/papers/2013/n3793.html</text:a></text:p>
      <text:p text:style-name="P3">[2] C++ and Beyond 2012: Systematic Error Handling in C++, Andrei Alexandrescu </text:p>
      <text:p text:style-name="Text_20_body"><text:a xlink:type="simple" xlink:href="http://channel9.msdn.com/Shows/Going+Deep/C-and-Beyond-2012-Andrei-Alexandrescu-Systematic-Error-Handling-in-C">http://channel9.msdn.com/Shows/Going+Deep/C-and-Beyond-2012-Andrei-Alexandrescu-Systematic-Error-Handling-in-C</text:a></text:p>
      <text:p text:style-name="Text_20_body"><text:span text:style-name="T4">[3] N3797</text:span><text:span text:style-name="T5"> - “</text:span><text:span text:style-name="T2">Working Draft, Standard for Programming Language C++” </text:span></text:p>
      <text:p text:style-name="Text_20_body"><text:a xlink:type="simple" xlink:href="http://www.open-std.org/jtc1/sc22/wg21/docs/papers/2013/n3797.pdf"><text:span text:style-name="T2">http://www.open-std.org/jtc1/sc22/wg21/docs/papers/2013/n3797.pdf</text:span></text:a></text:p>
      <text:p text:style-name="P3">[4] TBoost.Expected </text:p>
      <text:p text:style-name="Text_20_body"><text:a xlink:type="simple" xlink:href="https://github.com/TrademarkPewPew/Boost.Expected">https://github.com/TrademarkPewPew/Boost.Expected</text:a><text:span text:style-name="T2">. <text:s text:c="2"/></text:span></text:p>
      <text:p text:style-name="P3"><text:a xlink:type="simple" xlink:href="https://github.com/TrademarkPewPew/Boost.Expected"><text:span text:style-name="T2"/></text:a></text:p>
      <text:p text:style-name="Preformatted_20_Text"><text:span text:style-name="Source_20_Text">template &lt;&gt; constexpr expected&lt;void&gt; make_expected();</text:span> </text:p>
      <text:p text:style-name="Preformatted_20_Text"><text:span text:style-name="Source_20_Text">template &lt;class T&gt;<text:line-break/> constexpr expected&lt;T&gt; make_expected_from_exception(std::exception_ptr </text:span><text:span text:style-name="Variable">v</text:span><text:span text:style-name="Source_20_Text">);</text:span> </text:p>
      <text:p text:style-name="Preformatted_20_Text"><text:span text:style-name="Source_20_Text">template &lt;class T, class E&gt;<text:line-break/> constexpr expected&lt;T&gt; make_expected_from_exception(E&amp;&amp; </text:span><text:span text:style-name="Variable">v</text:span><text:span text:style-name="Source_20_Text">);</text:span></text:p>
      <text:p text:style-name="Preformatted_20_Text"><text:span text:style-name="Source_20_Text">template &lt;class T&gt;<text:line-break/> constexpr expected&lt;T&gt; make_expected_from_exception(); </text:span></text:p>
      <text:p text:style-name="Preformatted_20_Text"><text:span text:style-name="Source_20_Text">template &lt;class F&gt;<text:line-break/> constexpr typename expected&lt;typename result_type&lt;F&gt;::type<text:line-break/> make_expected_from_call(F f);</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Arial Unicode MS" style:font-size-complex="10pt"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INS" style:family="text"/>
    <style:style style:name="DE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Botet Escriba</meta:initial-creator>
    <meta:creation-date>2013-05-02T11:40:21</meta:creation-date>
    <dc:date>2013-11-13T15:39:27</dc:date>
    <meta:editing-duration>P18DT5H54M46S</meta:editing-duration>
    <meta:editing-cycles>357</meta:editing-cycles>
    <meta:generator>LibreOffice/3.6$Linux_X86_64 LibreOffice_project/360m1$Build-2</meta:generator>
    <meta:document-statistic meta:table-count="1" meta:image-count="0" meta:object-count="0" meta:page-count="22" meta:paragraph-count="556" meta:word-count="4726" meta:character-count="35276" meta:non-whitespace-character-count="30475"/>
  </office:meta>
</office:document-meta>
</file>